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8d1d75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b47804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color="#81d41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8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color="#5983b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3" calcext:value-type="float">
            <text:p>76.53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5" calcext:value-type="float">
            <text:p>76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" calcext:value-type="float">
            <text:p>76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style-name="ce3" table:formula="of:=ROUND(AVERAGE([.H10:.H14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formula="of:=ROUND(STDEV([.H10:.H14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8.14" calcext:value-type="float">
            <text:p>88.14</text:p>
          </table:table-cell>
          <table:table-cell office:value-type="float" office:value="78.96" calcext:value-type="float">
            <text:p>78.96</text:p>
          </table:table-cell>
          <table:table-cell office:value-type="float" office:value="66.11" calcext:value-type="float">
            <text:p>66.11</text:p>
          </table:table-cell>
          <table:table-cell office:value-type="float" office:value="42.74" calcext:value-type="float">
            <text:p>42.74</text:p>
          </table:table-cell>
          <table:table-cell office:value-type="float" office:value="25.26" calcext:value-type="float">
            <text:p>2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  <table:table-cell office:value-type="float" office:value="88.12" calcext:value-type="float">
            <text:p>88.12</text:p>
          </table:table-cell>
          <table:table-cell office:value-type="float" office:value="78.22" calcext:value-type="float">
            <text:p>78.22</text:p>
          </table:table-cell>
          <table:table-cell office:value-type="float" office:value="65.07" calcext:value-type="float">
            <text:p>65.07</text:p>
          </table:table-cell>
          <table:table-cell office:value-type="float" office:value="40.88" calcext:value-type="float">
            <text:p>40.88</text:p>
          </table:table-cell>
          <table:table-cell office:value-type="float" office:value="24.08" calcext:value-type="float">
            <text:p>2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07" calcext:value-type="float">
            <text:p>3807</text:p>
          </table:table-cell>
          <table:table-cell office:value-type="float" office:value="88.32" calcext:value-type="float">
            <text:p>88.32</text:p>
          </table:table-cell>
          <table:table-cell office:value-type="float" office:value="79.1" calcext:value-type="float">
            <text:p>79.1</text:p>
          </table:table-cell>
          <table:table-cell office:value-type="float" office:value="65.44" calcext:value-type="float">
            <text:p>65.44</text:p>
          </table:table-cell>
          <table:table-cell office:value-type="float" office:value="40.55" calcext:value-type="float">
            <text:p>40.55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88.6" calcext:value-type="float">
            <text:p>88.6</text:p>
          </table:table-cell>
          <table:table-cell office:value-type="float" office:value="79.47" calcext:value-type="float">
            <text:p>79.47</text:p>
          </table:table-cell>
          <table:table-cell office:value-type="float" office:value="66.07" calcext:value-type="float">
            <text:p>66.07</text:p>
          </table:table-cell>
          <table:table-cell office:value-type="float" office:value="41.14" calcext:value-type="float">
            <text:p>41.14</text:p>
          </table:table-cell>
          <table:table-cell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34" calcext:value-type="float">
            <text:p>3834</text:p>
          </table:table-cell>
          <table:table-cell office:value-type="float" office:value="88.23" calcext:value-type="float">
            <text:p>88.23</text:p>
          </table:table-cell>
          <table:table-cell office:value-type="float" office:value="79.39" calcext:value-type="float">
            <text:p>79.39</text:p>
          </table:table-cell>
          <table:table-cell office:value-type="float" office:value="66.92" calcext:value-type="float">
            <text:p>66.92</text:p>
          </table:table-cell>
          <table:table-cell office:value-type="float" office:value="43.46" calcext:value-type="float">
            <text:p>43.46</text:p>
          </table:table-cell>
          <table:table-cell office:value-type="float" office:value="26.51" calcext:value-type="float">
            <text:p>26.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3780" calcext:value-type="float">
            <text:p>3780</text:p>
          </table:table-cell>
          <table:table-cell table:style-name="ce5" table:formula="of:=ROUND(AVERAGE([.C26:.C30]);2)" office:value-type="float" office:value="88.28" calcext:value-type="float">
            <text:p>88.28</text:p>
          </table:table-cell>
          <table:table-cell table:style-name="ce5" table:formula="of:=ROUND(AVERAGE([.D26:.D30]);2)" office:value-type="float" office:value="79.03" calcext:value-type="float">
            <text:p>79.03</text:p>
          </table:table-cell>
          <table:table-cell table:style-name="ce5" table:formula="of:=ROUND(AVERAGE([.E26:.E30]);2)" office:value-type="float" office:value="65.92" calcext:value-type="float">
            <text:p>65.92</text:p>
          </table:table-cell>
          <table:table-cell table:style-name="ce5" table:formula="of:=ROUND(AVERAGE([.F26:.F30]);2)" office:value-type="float" office:value="41.75" calcext:value-type="float">
            <text:p>41.75</text:p>
          </table:table-cell>
          <table:table-cell table:style-name="ce5" table:formula="of:=ROUND(AVERAGE([.G26:.G30]);2)" office:value-type="float" office:value="24.23" calcext:value-type="float">
            <text:p>24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175.03" calcext:value-type="float">
            <text:p>175.03</text:p>
          </table:table-cell>
          <table:table-cell table:formula="of:=ROUND(STDEV([.C26:.C30]);2)" office:value-type="float" office:value="0.19" calcext:value-type="float">
            <text:p>0.19</text:p>
          </table:table-cell>
          <table:table-cell table:formula="of:=ROUND(STDEV([.D26:.D30]);2)" office:value-type="float" office:value="0.5" calcext:value-type="float">
            <text:p>0.5</text:p>
          </table:table-cell>
          <table:table-cell table:formula="of:=ROUND(STDEV([.E26:.E30]);2)" office:value-type="float" office:value="0.71" calcext:value-type="float">
            <text:p>0.71</text:p>
          </table:table-cell>
          <table:table-cell table:formula="of:=ROUND(STDEV([.F26:.F30]);2)" office:value-type="float" office:value="1.27" calcext:value-type="float">
            <text:p>1.27</text:p>
          </table:table-cell>
          <table:table-cell table:formula="of:=ROUND(STDEV([.G26:.G30]);2)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71.24" calcext:value-type="float">
            <text:p>71.2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85" calcext:value-type="float">
            <text:p>53.85</text:p>
          </table:table-cell>
          <table:table-cell office:value-type="float" office:value="38.97" calcext:value-type="float">
            <text:p>38.97</text:p>
          </table:table-cell>
          <table:table-cell office:value-type="float" office:value="29.44" calcext:value-type="float">
            <text:p>29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87.54" calcext:value-type="float">
            <text:p>87.54</text:p>
          </table:table-cell>
          <table:table-cell office:value-type="float" office:value="78.04" calcext:value-type="float">
            <text:p>78.04</text:p>
          </table:table-cell>
          <table:table-cell office:value-type="float" office:value="64.77" calcext:value-type="float">
            <text:p>64.77</text:p>
          </table:table-cell>
          <table:table-cell office:value-type="float" office:value="41.88" calcext:value-type="float">
            <text:p>41.88</text:p>
          </table:table-cell>
          <table:table-cell office:value-type="float" office:value="26.58" calcext:value-type="float">
            <text:p>26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86.49" calcext:value-type="float">
            <text:p>86.49</text:p>
          </table:table-cell>
          <table:table-cell office:value-type="float" office:value="78.3" calcext:value-type="float">
            <text:p>78.3</text:p>
          </table:table-cell>
          <table:table-cell office:value-type="float" office:value="67.1" calcext:value-type="float">
            <text:p>67.1</text:p>
          </table:table-cell>
          <table:table-cell office:value-type="float" office:value="47.3" calcext:value-type="float">
            <text:p>47.3</text:p>
          </table:table-cell>
          <table:table-cell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389" calcext:value-type="float">
            <text:p>33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4" calcext:value-type="float">
            <text:p>75.34</text:p>
          </table:table-cell>
          <table:table-cell office:value-type="float" office:value="64.25" calcext:value-type="float">
            <text:p>64.25</text:p>
          </table:table-cell>
          <table:table-cell office:value-type="float" office:value="46.21" calcext:value-type="float">
            <text:p>46.21</text:p>
          </table:table-cell>
          <table:table-cell office:value-type="float" office:value="32.6" calcext:value-type="float">
            <text:p>32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82.87" calcext:value-type="float">
            <text:p>82.87</text:p>
          </table:table-cell>
          <table:table-cell office:value-type="float" office:value="74.65" calcext:value-type="float">
            <text:p>74.65</text:p>
          </table:table-cell>
          <table:table-cell office:value-type="float" office:value="64.53" calcext:value-type="float">
            <text:p>64.53</text:p>
          </table:table-cell>
          <table:table-cell office:value-type="float" office:value="47.88" calcext:value-type="float">
            <text:p>47.88</text:p>
          </table:table-cell>
          <table:table-cell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3716" calcext:value-type="float">
            <text:p>3716</text:p>
          </table:table-cell>
          <table:table-cell table:style-name="ce5" table:formula="of:=ROUND(AVERAGE([.C42:.C46]);2)" office:value-type="float" office:value="82.25" calcext:value-type="float">
            <text:p>82.25</text:p>
          </table:table-cell>
          <table:table-cell table:style-name="ce5" table:formula="of:=ROUND(AVERAGE([.D42:.D46]);2)" office:value-type="float" office:value="73.98" calcext:value-type="float">
            <text:p>73.98</text:p>
          </table:table-cell>
          <table:table-cell table:style-name="ce5" table:formula="of:=ROUND(AVERAGE([.E42:.E46]);2)" office:value-type="float" office:value="62.9" calcext:value-type="float">
            <text:p>62.9</text:p>
          </table:table-cell>
          <table:table-cell table:style-name="ce5" table:formula="of:=ROUND(AVERAGE([.F42:.F46]);2)" office:value-type="float" office:value="44.45" calcext:value-type="float">
            <text:p>44.45</text:p>
          </table:table-cell>
          <table:table-cell table:style-name="ce5" table:formula="of:=ROUND(AVERAGE([.G42:.G46]);2)" office:value-type="float" office:value="30.83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350.17" calcext:value-type="float">
            <text:p>350.17</text:p>
          </table:table-cell>
          <table:table-cell table:formula="of:=ROUND(STDEV([.C42:.C46]);2)" office:value-type="float" office:value="6.49" calcext:value-type="float">
            <text:p>6.49</text:p>
          </table:table-cell>
          <table:table-cell table:formula="of:=ROUND(STDEV([.D42:.D46]);2)" office:value-type="float" office:value="6.03" calcext:value-type="float">
            <text:p>6.03</text:p>
          </table:table-cell>
          <table:table-cell table:formula="of:=ROUND(STDEV([.E42:.E46]);2)" office:value-type="float" office:value="5.18" calcext:value-type="float">
            <text:p>5.18</text:p>
          </table:table-cell>
          <table:table-cell table:formula="of:=ROUND(STDEV([.F42:.F46]);2)" office:value-type="float" office:value="3.86" calcext:value-type="float">
            <text:p>3.86</text:p>
          </table:table-cell>
          <table:table-cell table:formula="of:=ROUND(STDEV([.G42:.G46]);2)" office:value-type="float" office:value="3.04" calcext:value-type="float">
            <text:p>3.0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885" calcext:value-type="float">
            <text:p>3885</text:p>
          </table:table-cell>
          <table:table-cell office:value-type="float" office:value="79.79" calcext:value-type="float">
            <text:p>79.79</text:p>
          </table:table-cell>
          <table:table-cell office:value-type="float" office:value="71.97" calcext:value-type="float">
            <text:p>71.97</text:p>
          </table:table-cell>
          <table:table-cell office:value-type="float" office:value="60.99" calcext:value-type="float">
            <text:p>60.99</text:p>
          </table:table-cell>
          <table:table-cell office:value-type="float" office:value="44.13" calcext:value-type="float">
            <text:p>44.13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  <table:table-cell office:value-type="float" office:value="81.49" calcext:value-type="float">
            <text:p>81.49</text:p>
          </table:table-cell>
          <table:table-cell office:value-type="float" office:value="72.19" calcext:value-type="float">
            <text:p>72.19</text:p>
          </table:table-cell>
          <table:table-cell office:value-type="float" office:value="61.51" calcext:value-type="float">
            <text:p>61.51</text:p>
          </table:table-cell>
          <table:table-cell office:value-type="float" office:value="43.85" calcext:value-type="float">
            <text:p>43.85</text:p>
          </table:table-cell>
          <table:table-cell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  <table:table-cell office:value-type="float" office:value="83.03" calcext:value-type="float">
            <text:p>83.03</text:p>
          </table:table-cell>
          <table:table-cell office:value-type="float" office:value="74.03" calcext:value-type="float">
            <text:p>74.03</text:p>
          </table:table-cell>
          <table:table-cell office:value-type="float" office:value="62.79" calcext:value-type="float">
            <text:p>62.79</text:p>
          </table:table-cell>
          <table:table-cell office:value-type="float" office:value="44.71" calcext:value-type="float">
            <text:p>44.71</text:p>
          </table:table-cell>
          <table:table-cell office:value-type="float" office:value="30.14" calcext:value-type="float">
            <text:p>30.1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919" calcext:value-type="float">
            <text:p>3919</text:p>
          </table:table-cell>
          <table:table-cell office:value-type="float" office:value="69.68" calcext:value-type="float">
            <text:p>69.68</text:p>
          </table:table-cell>
          <table:table-cell office:value-type="float" office:value="62.03" calcext:value-type="float">
            <text:p>62.03</text:p>
          </table:table-cell>
          <table:table-cell office:value-type="float" office:value="52.54" calcext:value-type="float">
            <text:p>52.54</text:p>
          </table:table-cell>
          <table:table-cell office:value-type="float" office:value="37.73" calcext:value-type="float">
            <text:p>37.73</text:p>
          </table:table-cell>
          <table:table-cell office:value-type="float" office:value="28.51" calcext:value-type="float">
            <text:p>28.51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80.01" calcext:value-type="float">
            <text:p>80.01</text:p>
          </table:table-cell>
          <table:table-cell office:value-type="float" office:value="71.62" calcext:value-type="float">
            <text:p>71.62</text:p>
          </table:table-cell>
          <table:table-cell office:value-type="float" office:value="60.99" calcext:value-type="float">
            <text:p>60.99</text:p>
          </table:table-cell>
          <table:table-cell office:value-type="float" office:value="43.87" calcext:value-type="float">
            <text:p>43.87</text:p>
          </table:table-cell>
          <table:table-cell office:value-type="float" office:value="30.11" calcext:value-type="float">
            <text:p>3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3773.8" calcext:value-type="float">
            <text:p>3773.8</text:p>
          </table:table-cell>
          <table:table-cell table:style-name="ce5" table:formula="of:=ROUND(AVERAGE([.C58:.C62]);2)" office:value-type="float" office:value="78.8" calcext:value-type="float">
            <text:p>78.8</text:p>
          </table:table-cell>
          <table:table-cell table:style-name="ce5" table:formula="of:=ROUND(AVERAGE([.D58:.D62]);2)" office:value-type="float" office:value="70.37" calcext:value-type="float">
            <text:p>70.37</text:p>
          </table:table-cell>
          <table:table-cell table:style-name="ce5" table:formula="of:=ROUND(AVERAGE([.E58:.E62]);2)" office:value-type="float" office:value="59.76" calcext:value-type="float">
            <text:p>59.76</text:p>
          </table:table-cell>
          <table:table-cell table:style-name="ce5" table:formula="of:=ROUND(AVERAGE([.F58:.F62]);2)" office:value-type="float" office:value="42.86" calcext:value-type="float">
            <text:p>42.86</text:p>
          </table:table-cell>
          <table:table-cell table:style-name="ce5" table:formula="of:=ROUND(AVERAGE([.G58:.G62]);2)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181.29" calcext:value-type="float">
            <text:p>181.29</text:p>
          </table:table-cell>
          <table:table-cell table:formula="of:=ROUND(STDEV([.C58:.C62]);2)" office:value-type="float" office:value="5.26" calcext:value-type="float">
            <text:p>5.26</text:p>
          </table:table-cell>
          <table:table-cell table:formula="of:=ROUND(STDEV([.D58:.D62]);2)" office:value-type="float" office:value="4.75" calcext:value-type="float">
            <text:p>4.75</text:p>
          </table:table-cell>
          <table:table-cell table:formula="of:=ROUND(STDEV([.E58:.E62]);2)" office:value-type="float" office:value="4.1" calcext:value-type="float">
            <text:p>4.1</text:p>
          </table:table-cell>
          <table:table-cell table:formula="of:=ROUND(STDEV([.F58:.F62]);2)" office:value-type="float" office:value="2.89" calcext:value-type="float">
            <text:p>2.89</text:p>
          </table:table-cell>
          <table:table-cell table:formula="of:=ROUND(STDEV([.G58:.G62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87.89" calcext:value-type="float">
            <text:p>87.89</text:p>
          </table:table-cell>
          <table:table-cell office:value-type="float" office:value="78.19" calcext:value-type="float">
            <text:p>78.19</text:p>
          </table:table-cell>
          <table:table-cell office:value-type="float" office:value="64.83" calcext:value-type="float">
            <text:p>64.83</text:p>
          </table:table-cell>
          <table:table-cell office:value-type="float" office:value="40.8" calcext:value-type="float">
            <text:p>40.8</text:p>
          </table:table-cell>
          <table:table-cell office:value-type="float" office:value="23.68" calcext:value-type="float">
            <text:p>2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939" calcext:value-type="float">
            <text:p>3939</text:p>
          </table:table-cell>
          <table:table-cell office:value-type="float" office:value="87.99" calcext:value-type="float">
            <text:p>87.99</text:p>
          </table:table-cell>
          <table:table-cell office:value-type="float" office:value="78.01" calcext:value-type="float">
            <text:p>78.01</text:p>
          </table:table-cell>
          <table:table-cell office:value-type="float" office:value="64.43" calcext:value-type="float">
            <text:p>64.43</text:p>
          </table:table-cell>
          <table:table-cell office:value-type="float" office:value="40.05" calcext:value-type="float">
            <text:p>40.0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float" office:value="87.96" calcext:value-type="float">
            <text:p>87.96</text:p>
          </table:table-cell>
          <table:table-cell office:value-type="float" office:value="78.23" calcext:value-type="float">
            <text:p>78.23</text:p>
          </table:table-cell>
          <table:table-cell office:value-type="float" office:value="64.74" calcext:value-type="float">
            <text:p>64.74</text:p>
          </table:table-cell>
          <table:table-cell office:value-type="float" office:value="39.86" calcext:value-type="float">
            <text:p>39.86</text:p>
          </table:table-cell>
          <table:table-cell office:value-type="float" office:value="21.92" calcext:value-type="float">
            <text:p>21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950" calcext:value-type="float">
            <text:p>3950</text:p>
          </table:table-cell>
          <table:table-cell office:value-type="float" office:value="88.27" calcext:value-type="float">
            <text:p>88.27</text:p>
          </table:table-cell>
          <table:table-cell office:value-type="float" office:value="78.58" calcext:value-type="float">
            <text:p>78.58</text:p>
          </table:table-cell>
          <table:table-cell office:value-type="float" office:value="64.93" calcext:value-type="float">
            <text:p>64.93</text:p>
          </table:table-cell>
          <table:table-cell office:value-type="float" office:value="39.82" calcext:value-type="float">
            <text:p>39.82</text:p>
          </table:table-cell>
          <table:table-cell office:value-type="float" office:value="22.15" calcext:value-type="float">
            <text:p>22.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25" calcext:value-type="float">
            <text:p>3825</text:p>
          </table:table-cell>
          <table:table-cell office:value-type="float" office:value="88.21" calcext:value-type="float">
            <text:p>88.21</text:p>
          </table:table-cell>
          <table:table-cell office:value-type="float" office:value="78.78" calcext:value-type="float">
            <text:p>78.78</text:p>
          </table:table-cell>
          <table:table-cell office:value-type="float" office:value="65.39" calcext:value-type="float">
            <text:p>65.39</text:p>
          </table:table-cell>
          <table:table-cell office:value-type="float" office:value="41.62" calcext:value-type="float">
            <text:p>41.62</text:p>
          </table:table-cell>
          <table:table-cell office:value-type="float" office:value="25.31" calcext:value-type="float">
            <text:p>25.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4:.B78]);2)" office:value-type="float" office:value="3852" calcext:value-type="float">
            <text:p>3852</text:p>
          </table:table-cell>
          <table:table-cell table:style-name="ce5" table:formula="of:=ROUND(AVERAGE([.C74:.C78]);2)" office:value-type="float" office:value="88.06" calcext:value-type="float">
            <text:p>88.06</text:p>
          </table:table-cell>
          <table:table-cell table:style-name="ce5" table:formula="of:=ROUND(AVERAGE([.D74:.D78]);2)" office:value-type="float" office:value="78.36" calcext:value-type="float">
            <text:p>78.36</text:p>
          </table:table-cell>
          <table:table-cell table:style-name="ce5" table:formula="of:=ROUND(AVERAGE([.E74:.E78]);2)" office:value-type="float" office:value="64.86" calcext:value-type="float">
            <text:p>64.86</text:p>
          </table:table-cell>
          <table:table-cell table:style-name="ce5" table:formula="of:=ROUND(AVERAGE([.F74:.F78]);2)" office:value-type="float" office:value="40.43" calcext:value-type="float">
            <text:p>40.43</text:p>
          </table:table-cell>
          <table:table-cell table:style-name="ce5" table:formula="of:=ROUND(AVERAGE([.G74:.G78]);2)" office:value-type="float" office:value="23.24" calcext:value-type="float">
            <text:p>23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4:.B78]);2)" office:value-type="float" office:value="183.89" calcext:value-type="float">
            <text:p>183.89</text:p>
          </table:table-cell>
          <table:table-cell table:formula="of:=ROUND(STDEV([.C74:.C78]);2)" office:value-type="float" office:value="0.17" calcext:value-type="float">
            <text:p>0.17</text:p>
          </table:table-cell>
          <table:table-cell table:formula="of:=ROUND(STDEV([.D74:.D78]);2)" office:value-type="float" office:value="0.31" calcext:value-type="float">
            <text:p>0.31</text:p>
          </table:table-cell>
          <table:table-cell table:formula="of:=ROUND(STDEV([.E74:.E78]);2)" office:value-type="float" office:value="0.35" calcext:value-type="float">
            <text:p>0.35</text:p>
          </table:table-cell>
          <table:table-cell table:formula="of:=ROUND(STDEV([.F74:.F78]);2)" office:value-type="float" office:value="0.77" calcext:value-type="float">
            <text:p>0.77</text:p>
          </table:table-cell>
          <table:table-cell table:formula="of:=ROUND(STDEV([.G74:.G78]);2)" office:value-type="float" office:value="1.36" calcext:value-type="float">
            <text:p>1.36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85.8" calcext:value-type="float">
            <text:p>85.8</text:p>
          </table:table-cell>
          <table:table-cell office:value-type="float" office:value="75.86" calcext:value-type="float">
            <text:p>75.86</text:p>
          </table:table-cell>
          <table:table-cell office:value-type="float" office:value="62.88" calcext:value-type="float">
            <text:p>62.88</text:p>
          </table:table-cell>
          <table:table-cell office:value-type="float" office:value="40.9" calcext:value-type="float">
            <text:p>40.9</text:p>
          </table:table-cell>
          <table:table-cell office:value-type="float" office:value="25.13" calcext:value-type="float">
            <text:p>25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105" calcext:value-type="float">
            <text:p>2105</text:p>
          </table:table-cell>
          <table:table-cell office:value-type="float" office:value="85.94" calcext:value-type="float">
            <text:p>85.94</text:p>
          </table:table-cell>
          <table:table-cell office:value-type="float" office:value="76.28" calcext:value-type="float">
            <text:p>76.28</text:p>
          </table:table-cell>
          <table:table-cell office:value-type="float" office:value="64.25" calcext:value-type="float">
            <text:p>64.25</text:p>
          </table:table-cell>
          <table:table-cell office:value-type="float" office:value="41.62" calcext:value-type="float">
            <text:p>41.62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085" calcext:value-type="float">
            <text:p>2085</text:p>
          </table:table-cell>
          <table:table-cell office:value-type="float" office:value="85.55" calcext:value-type="float">
            <text:p>85.55</text:p>
          </table:table-cell>
          <table:table-cell office:value-type="float" office:value="75.65" calcext:value-type="float">
            <text:p>75.6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11" calcext:value-type="float">
            <text:p>41.11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2045" calcext:value-type="float">
            <text:p>2045</text:p>
          </table:table-cell>
          <table:table-cell office:value-type="float" office:value="85.97" calcext:value-type="float">
            <text:p>85.97</text:p>
          </table:table-cell>
          <table:table-cell office:value-type="float" office:value="75.73" calcext:value-type="float">
            <text:p>75.73</text:p>
          </table:table-cell>
          <table:table-cell office:value-type="float" office:value="63.21" calcext:value-type="float">
            <text:p>63.21</text:p>
          </table:table-cell>
          <table:table-cell office:value-type="float" office:value="40.62" calcext:value-type="float">
            <text:p>40.62</text:p>
          </table:table-cell>
          <table:table-cell office:value-type="float" office:value="25.03" calcext:value-type="float">
            <text:p>25.0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045" calcext:value-type="float">
            <text:p>2045</text:p>
          </table:table-cell>
          <table:table-cell office:value-type="float" office:value="86.05" calcext:value-type="float">
            <text:p>86.05</text:p>
          </table:table-cell>
          <table:table-cell office:value-type="float" office:value="76" calcext:value-type="float">
            <text:p>76</text:p>
          </table:table-cell>
          <table:table-cell office:value-type="float" office:value="63.47" calcext:value-type="float">
            <text:p>63.47</text:p>
          </table:table-cell>
          <table:table-cell office:value-type="float" office:value="40.77" calcext:value-type="float">
            <text:p>40.77</text:p>
          </table:table-cell>
          <table:table-cell office:value-type="float" office:value="25.22" calcext:value-type="float">
            <text:p>25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91:.B95]);2)" office:value-type="float" office:value="2068.4" calcext:value-type="float">
            <text:p>2068.4</text:p>
          </table:table-cell>
          <table:table-cell table:style-name="ce5" table:formula="of:=ROUND(AVERAGE([.C91:.C95]);2)" office:value-type="float" office:value="85.86" calcext:value-type="float">
            <text:p>85.86</text:p>
          </table:table-cell>
          <table:table-cell table:style-name="ce5" table:formula="of:=ROUND(AVERAGE([.D91:.D95]);2)" office:value-type="float" office:value="75.9" calcext:value-type="float">
            <text:p>75.9</text:p>
          </table:table-cell>
          <table:table-cell table:style-name="ce5" table:formula="of:=ROUND(AVERAGE([.E91:.E95]);2)" office:value-type="float" office:value="63.39" calcext:value-type="float">
            <text:p>63.39</text:p>
          </table:table-cell>
          <table:table-cell table:style-name="ce5" table:formula="of:=ROUND(AVERAGE([.F91:.F95]);2)" office:value-type="float" office:value="41" calcext:value-type="float">
            <text:p>41</text:p>
          </table:table-cell>
          <table:table-cell table:style-name="ce5" table:formula="of:=ROUND(AVERAGE([.G91:.G95]);2)" office:value-type="float" office:value="25.39" calcext:value-type="float">
            <text:p>25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1:.B95]);2)" office:value-type="float" office:value="26.23" calcext:value-type="float">
            <text:p>26.23</text:p>
          </table:table-cell>
          <table:table-cell table:formula="of:=ROUND(STDEV([.C91:.C95]);2)" office:value-type="float" office:value="0.2" calcext:value-type="float">
            <text:p>0.2</text:p>
          </table:table-cell>
          <table:table-cell table:formula="of:=ROUND(STDEV([.D91:.D95]);2)" office:value-type="float" office:value="0.25" calcext:value-type="float">
            <text:p>0.25</text:p>
          </table:table-cell>
          <table:table-cell table:formula="of:=ROUND(STDEV([.E91:.E95]);2)" office:value-type="float" office:value="0.52" calcext:value-type="float">
            <text:p>0.52</text:p>
          </table:table-cell>
          <table:table-cell table:formula="of:=ROUND(STDEV([.F91:.F95]);2)" office:value-type="float" office:value="0.39" calcext:value-type="float">
            <text:p>0.39</text:p>
          </table:table-cell>
          <table:table-cell table:formula="of:=ROUND(STDEV([.G91:.G95]);2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934" calcext:value-type="float">
            <text:p>1934</text:p>
          </table:table-cell>
          <table:table-cell office:value-type="float" office:value="65.8" calcext:value-type="float">
            <text:p>65.8</text:p>
          </table:table-cell>
          <table:table-cell office:value-type="float" office:value="52.45" calcext:value-type="float">
            <text:p>52.45</text:p>
          </table:table-cell>
          <table:table-cell office:value-type="float" office:value="42.95" calcext:value-type="float">
            <text:p>42.95</text:p>
          </table:table-cell>
          <table:table-cell office:value-type="float" office:value="31.64" calcext:value-type="float">
            <text:p>31.64</text:p>
          </table:table-cell>
          <table:table-cell office:value-type="float" office:value="23.01" calcext:value-type="float">
            <text:p>23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853" calcext:value-type="float">
            <text:p>1853</text:p>
          </table:table-cell>
          <table:table-cell office:value-type="float" office:value="69.83" calcext:value-type="float">
            <text:p>69.83</text:p>
          </table:table-cell>
          <table:table-cell office:value-type="float" office:value="56.21" calcext:value-type="float">
            <text:p>56.21</text:p>
          </table:table-cell>
          <table:table-cell office:value-type="float" office:value="45.43" calcext:value-type="float">
            <text:p>45.43</text:p>
          </table:table-cell>
          <table:table-cell office:value-type="float" office:value="33.17" calcext:value-type="float">
            <text:p>33.17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779" calcext:value-type="float">
            <text:p>1779</text:p>
          </table:table-cell>
          <table:table-cell office:value-type="float" office:value="71.46" calcext:value-type="float">
            <text:p>71.46</text:p>
          </table:table-cell>
          <table:table-cell office:value-type="float" office:value="58.55" calcext:value-type="float">
            <text:p>58.5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93" calcext:value-type="float">
            <text:p>34.93</text:p>
          </table:table-cell>
          <table:table-cell office:value-type="float" office:value="26.48" calcext:value-type="float">
            <text:p>26.4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7.07" calcext:value-type="float">
            <text:p>67.07</text:p>
          </table:table-cell>
          <table:table-cell office:value-type="float" office:value="54.13" calcext:value-type="float">
            <text:p>54.13</text:p>
          </table:table-cell>
          <table:table-cell office:value-type="float" office:value="44.2" calcext:value-type="float">
            <text:p>44.2</text:p>
          </table:table-cell>
          <table:table-cell office:value-type="float" office:value="32.71" calcext:value-type="float">
            <text:p>32.71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735" calcext:value-type="float">
            <text:p>1735</text:p>
          </table:table-cell>
          <table:table-cell office:value-type="float" office:value="67.04" calcext:value-type="float">
            <text:p>67.04</text:p>
          </table:table-cell>
          <table:table-cell office:value-type="float" office:value="54.84" calcext:value-type="float">
            <text:p>54.84</text:p>
          </table:table-cell>
          <table:table-cell office:value-type="float" office:value="45.9" calcext:value-type="float">
            <text:p>45.9</text:p>
          </table:table-cell>
          <table:table-cell office:value-type="float" office:value="34.38" calcext:value-type="float">
            <text:p>34.38</text:p>
          </table:table-cell>
          <table:table-cell office:value-type="float" office:value="25.55" calcext:value-type="float">
            <text:p>25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8:.B112]);2)" office:value-type="float" office:value="1809.2" calcext:value-type="float">
            <text:p>1809.2</text:p>
          </table:table-cell>
          <table:table-cell table:style-name="ce5" table:formula="of:=ROUND(AVERAGE([.C108:.C112]);2)" office:value-type="float" office:value="68.24" calcext:value-type="float">
            <text:p>68.24</text:p>
          </table:table-cell>
          <table:table-cell table:style-name="ce5" table:formula="of:=ROUND(AVERAGE([.D108:.D112]);2)" office:value-type="float" office:value="55.24" calcext:value-type="float">
            <text:p>55.24</text:p>
          </table:table-cell>
          <table:table-cell table:style-name="ce5" table:formula="of:=ROUND(AVERAGE([.E108:.E112]);2)" office:value-type="float" office:value="45.26" calcext:value-type="float">
            <text:p>45.26</text:p>
          </table:table-cell>
          <table:table-cell table:style-name="ce5" table:formula="of:=ROUND(AVERAGE([.F108:.F112]);2)" office:value-type="float" office:value="33.37" calcext:value-type="float">
            <text:p>33.37</text:p>
          </table:table-cell>
          <table:table-cell table:style-name="ce5" table:formula="of:=ROUND(AVERAGE([.G108:.G112]);2)" office:value-type="float" office:value="24.78" calcext:value-type="float">
            <text:p>24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8:.B112]);2)" office:value-type="float" office:value="83.71" calcext:value-type="float">
            <text:p>83.71</text:p>
          </table:table-cell>
          <table:table-cell table:formula="of:=ROUND(STDEV([.C108:.C112]);2)" office:value-type="float" office:value="2.33" calcext:value-type="float">
            <text:p>2.33</text:p>
          </table:table-cell>
          <table:table-cell table:formula="of:=ROUND(STDEV([.D108:.D112]);2)" office:value-type="float" office:value="2.3" calcext:value-type="float">
            <text:p>2.3</text:p>
          </table:table-cell>
          <table:table-cell table:formula="of:=ROUND(STDEV([.E108:.E112]);2)" office:value-type="float" office:value="1.84" calcext:value-type="float">
            <text:p>1.84</text:p>
          </table:table-cell>
          <table:table-cell table:formula="of:=ROUND(STDEV([.F108:.F112]);2)" office:value-type="float" office:value="1.32" calcext:value-type="float">
            <text:p>1.32</text:p>
          </table:table-cell>
          <table:table-cell table:formula="of:=ROUND(STDEV([.G108:.G112]);2)" office:value-type="float" office:value="1.32" calcext:value-type="float">
            <text:p>1.3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84.18" calcext:value-type="float">
            <text:p>84.18</text:p>
          </table:table-cell>
          <table:table-cell office:value-type="float" office:value="75.91" calcext:value-type="float">
            <text:p>75.91</text:p>
          </table:table-cell>
          <table:table-cell office:value-type="float" office:value="65.43" calcext:value-type="float">
            <text:p>65.43</text:p>
          </table:table-cell>
          <table:table-cell office:value-type="float" office:value="46.24" calcext:value-type="float">
            <text:p>46.24</text:p>
          </table:table-cell>
          <table:table-cell office:value-type="float" office:value="30.01" calcext:value-type="float">
            <text:p>30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1454" calcext:value-type="float">
            <text:p>1454</text:p>
          </table:table-cell>
          <table:table-cell office:value-type="float" office:value="84.01" calcext:value-type="float">
            <text:p>84.01</text:p>
          </table:table-cell>
          <table:table-cell office:value-type="float" office:value="75.92" calcext:value-type="float">
            <text:p>75.92</text:p>
          </table:table-cell>
          <table:table-cell office:value-type="float" office:value="65.34" calcext:value-type="float">
            <text:p>65.34</text:p>
          </table:table-cell>
          <table:table-cell office:value-type="float" office:value="46.39" calcext:value-type="float">
            <text:p>46.39</text:p>
          </table:table-cell>
          <table:table-cell office:value-type="float" office:value="30.39" calcext:value-type="float">
            <text:p>30.39</text:p>
          </table:table-cell>
          <table:table-cell table:number-columns-repeated="1017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1734" calcext:value-type="float">
            <text:p>1734</text:p>
          </table:table-cell>
          <table:table-cell office:value-type="float" office:value="83.59" calcext:value-type="float">
            <text:p>83.59</text:p>
          </table:table-cell>
          <table:table-cell office:value-type="float" office:value="75.4" calcext:value-type="float">
            <text:p>75.4</text:p>
          </table:table-cell>
          <table:table-cell office:value-type="float" office:value="65.32" calcext:value-type="float">
            <text:p>65.32</text:p>
          </table:table-cell>
          <table:table-cell office:value-type="float" office:value="46.58" calcext:value-type="float">
            <text:p>46.58</text:p>
          </table:table-cell>
          <table:table-cell office:value-type="float" office:value="30.76" calcext:value-type="float">
            <text:p>30.7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float" office:value="1733" calcext:value-type="float">
            <text:p>1733</text:p>
          </table:table-cell>
          <table:table-cell office:value-type="float" office:value="83.73" calcext:value-type="float">
            <text:p>83.73</text:p>
          </table:table-cell>
          <table:table-cell office:value-type="float" office:value="74.99" calcext:value-type="float">
            <text:p>74.99</text:p>
          </table:table-cell>
          <table:table-cell office:value-type="float" office:value="64.26" calcext:value-type="float">
            <text:p>64.26</text:p>
          </table:table-cell>
          <table:table-cell office:value-type="float" office:value="45.32" calcext:value-type="float">
            <text:p>45.32</text:p>
          </table:table-cell>
          <table:table-cell office:value-type="float" office:value="30.16" calcext:value-type="float">
            <text:p>30.1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float" office:value="1718" calcext:value-type="float">
            <text:p>1718</text:p>
          </table:table-cell>
          <table:table-cell office:value-type="float" office:value="83.5" calcext:value-type="float">
            <text:p>83.5</text:p>
          </table:table-cell>
          <table:table-cell office:value-type="float" office:value="75.49" calcext:value-type="float">
            <text:p>75.49</text:p>
          </table:table-cell>
          <table:table-cell office:value-type="float" office:value="65.2" calcext:value-type="float">
            <text:p>65.2</text:p>
          </table:table-cell>
          <table:table-cell office:value-type="float" office:value="46.36" calcext:value-type="float">
            <text:p>46.36</text:p>
          </table:table-cell>
          <table:table-cell office:value-type="float" office:value="30.86" calcext:value-type="float">
            <text:p>30.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25:.B129]);2)" office:value-type="float" office:value="1552.4" calcext:value-type="float">
            <text:p>1552.4</text:p>
          </table:table-cell>
          <table:table-cell table:style-name="ce5" table:formula="of:=ROUND(AVERAGE([.C125:.C129]);2)" office:value-type="float" office:value="83.8" calcext:value-type="float">
            <text:p>83.8</text:p>
          </table:table-cell>
          <table:table-cell table:style-name="ce5" table:formula="of:=ROUND(AVERAGE([.D125:.D129]);2)" office:value-type="float" office:value="75.54" calcext:value-type="float">
            <text:p>75.54</text:p>
          </table:table-cell>
          <table:table-cell table:style-name="ce5" table:formula="of:=ROUND(AVERAGE([.E125:.E129]);2)" office:value-type="float" office:value="65.11" calcext:value-type="float">
            <text:p>65.11</text:p>
          </table:table-cell>
          <table:table-cell table:style-name="ce5" table:formula="of:=ROUND(AVERAGE([.F125:.F129]);2)" office:value-type="float" office:value="46.18" calcext:value-type="float">
            <text:p>46.18</text:p>
          </table:table-cell>
          <table:table-cell table:style-name="ce5" table:formula="of:=ROUND(AVERAGE([.G125:.G129]);2)" office:value-type="float" office:value="30.44" calcext:value-type="float">
            <text:p>3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5:.B129]);2)" office:value-type="float" office:value="267.9" calcext:value-type="float">
            <text:p>267.9</text:p>
          </table:table-cell>
          <table:table-cell table:formula="of:=ROUND(STDEV([.C125:.C129]);2)" office:value-type="float" office:value="0.29" calcext:value-type="float">
            <text:p>0.29</text:p>
          </table:table-cell>
          <table:table-cell table:formula="of:=ROUND(STDEV([.D125:.D129]);2)" office:value-type="float" office:value="0.39" calcext:value-type="float">
            <text:p>0.39</text:p>
          </table:table-cell>
          <table:table-cell table:formula="of:=ROUND(STDEV([.E125:.E129]);2)" office:value-type="float" office:value="0.48" calcext:value-type="float">
            <text:p>0.48</text:p>
          </table:table-cell>
          <table:table-cell table:formula="of:=ROUND(STDEV([.F125:.F129]);2)" office:value-type="float" office:value="0.49" calcext:value-type="float">
            <text:p>0.49</text:p>
          </table:table-cell>
          <table:table-cell table:formula="of:=ROUND(STDEV([.G125:.G129]);2)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42:.B146]);2)" office:value-type="string" office:string-value="" calcext:value-type="error">
            <text:p>#DIV/0 !</text:p>
          </table:table-cell>
          <table:table-cell table:style-name="ce5" table:formula="of:=ROUND(AVERAGE([.C142:.C146]);2)" office:value-type="string" office:string-value="" calcext:value-type="error">
            <text:p>#DIV/0 !</text:p>
          </table:table-cell>
          <table:table-cell table:style-name="ce5" table:formula="of:=ROUND(AVERAGE([.D142:.D146]);2)" office:value-type="string" office:string-value="" calcext:value-type="error">
            <text:p>#DIV/0 !</text:p>
          </table:table-cell>
          <table:table-cell table:style-name="ce5" table:formula="of:=ROUND(AVERAGE([.E142:.E146]);2)" office:value-type="string" office:string-value="" calcext:value-type="error">
            <text:p>#DIV/0 !</text:p>
          </table:table-cell>
          <table:table-cell table:style-name="ce5" table:formula="of:=ROUND(AVERAGE([.F142:.F146]);2)" office:value-type="string" office:string-value="" calcext:value-type="error">
            <text:p>#DIV/0 !</text:p>
          </table:table-cell>
          <table:table-cell table:style-name="ce5" table:formula="of:=ROUND(AVERAGE([.G142:.G146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2:.B146]);2)" office:value-type="string" office:string-value="" calcext:value-type="error">
            <text:p>#DIV/0 !</text:p>
          </table:table-cell>
          <table:table-cell table:formula="of:=ROUND(STDEV([.C142:.C146]);2)" office:value-type="string" office:string-value="" calcext:value-type="error">
            <text:p>#DIV/0 !</text:p>
          </table:table-cell>
          <table:table-cell table:formula="of:=ROUND(STDEV([.D142:.D146]);2)" office:value-type="string" office:string-value="" calcext:value-type="error">
            <text:p>#DIV/0 !</text:p>
          </table:table-cell>
          <table:table-cell table:formula="of:=ROUND(STDEV([.E142:.E146]);2)" office:value-type="string" office:string-value="" calcext:value-type="error">
            <text:p>#DIV/0 !</text:p>
          </table:table-cell>
          <table:table-cell table:formula="of:=ROUND(STDEV([.F142:.F146]);2)" office:value-type="string" office:string-value="" calcext:value-type="error">
            <text:p>#DIV/0 !</text:p>
          </table:table-cell>
          <table:table-cell table:formula="of:=ROUND(STDEV([.G142:.G146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75.76" calcext:value-type="float">
            <text:p>75.76</text:p>
          </table:table-cell>
          <table:table-cell office:value-type="float" office:value="67.69" calcext:value-type="float">
            <text:p>67.69</text:p>
          </table:table-cell>
          <table:table-cell office:value-type="float" office:value="58.74" calcext:value-type="float">
            <text:p>58.74</text:p>
          </table:table-cell>
          <table:table-cell office:value-type="float" office:value="41.05" calcext:value-type="float">
            <text:p>41.0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74.97" calcext:value-type="float">
            <text:p>74.97</text:p>
          </table:table-cell>
          <table:table-cell office:value-type="float" office:value="65.44" calcext:value-type="float">
            <text:p>65.44</text:p>
          </table:table-cell>
          <table:table-cell office:value-type="float" office:value="55.41" calcext:value-type="float">
            <text:p>55.41</text:p>
          </table:table-cell>
          <table:table-cell office:value-type="float" office:value="37.28" calcext:value-type="float">
            <text:p>37.28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73.58" calcext:value-type="float">
            <text:p>73.58</text:p>
          </table:table-cell>
          <table:table-cell office:value-type="float" office:value="63.9" calcext:value-type="float">
            <text:p>63.9</text:p>
          </table:table-cell>
          <table:table-cell office:value-type="float" office:value="54.51" calcext:value-type="float">
            <text:p>54.51</text:p>
          </table:table-cell>
          <table:table-cell office:value-type="float" office:value="40.3" calcext:value-type="float">
            <text:p>40.3</text:p>
          </table:table-cell>
          <table:table-cell office:value-type="float" office:value="28.85" calcext:value-type="float">
            <text:p>28.8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08" calcext:value-type="float">
            <text:p>1108</text:p>
          </table:table-cell>
          <table:table-cell office:value-type="float" office:value="75.14" calcext:value-type="float">
            <text:p>75.14</text:p>
          </table:table-cell>
          <table:table-cell office:value-type="float" office:value="65.96" calcext:value-type="float">
            <text:p>65.96</text:p>
          </table:table-cell>
          <table:table-cell office:value-type="float" office:value="55.53" calcext:value-type="float">
            <text:p>55.53</text:p>
          </table:table-cell>
          <table:table-cell office:value-type="float" office:value="38.64" calcext:value-type="float">
            <text:p>38.64</text:p>
          </table:table-cell>
          <table:table-cell office:value-type="float" office:value="27.3" calcext:value-type="float">
            <text:p>27.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29" calcext:value-type="float">
            <text:p>1129</text:p>
          </table:table-cell>
          <table:table-cell office:value-type="float" office:value="75.29" calcext:value-type="float">
            <text:p>75.29</text:p>
          </table:table-cell>
          <table:table-cell office:value-type="float" office:value="66.16" calcext:value-type="float">
            <text:p>66.16</text:p>
          </table:table-cell>
          <table:table-cell office:value-type="float" office:value="56.04" calcext:value-type="float">
            <text:p>56.04</text:p>
          </table:table-cell>
          <table:table-cell office:value-type="float" office:value="39.38" calcext:value-type="float">
            <text:p>39.38</text:p>
          </table:table-cell>
          <table:table-cell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59:.B163]);2)" office:value-type="float" office:value="1129.2" calcext:value-type="float">
            <text:p>1129.2</text:p>
          </table:table-cell>
          <table:table-cell table:style-name="ce11" table:formula="of:=ROUND(AVERAGE([.C159:.C163]);2)" office:value-type="float" office:value="74.95" calcext:value-type="float">
            <text:p>74.95</text:p>
          </table:table-cell>
          <table:table-cell table:style-name="ce11" table:formula="of:=ROUND(AVERAGE([.D159:.D163]);2)" office:value-type="float" office:value="65.83" calcext:value-type="float">
            <text:p>65.83</text:p>
          </table:table-cell>
          <table:table-cell table:style-name="ce11" table:formula="of:=ROUND(AVERAGE([.E159:.E163]);2)" office:value-type="float" office:value="56.05" calcext:value-type="float">
            <text:p>56.05</text:p>
          </table:table-cell>
          <table:table-cell table:style-name="ce11" table:formula="of:=ROUND(AVERAGE([.F159:.F163]);2)" office:value-type="float" office:value="39.33" calcext:value-type="float">
            <text:p>39.33</text:p>
          </table:table-cell>
          <table:table-cell table:style-name="ce11" table:formula="of:=ROUND(AVERAGE([.G159:.G163]);2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9:.B163]);2)" office:value-type="float" office:value="16.1" calcext:value-type="float">
            <text:p>16.1</text:p>
          </table:table-cell>
          <table:table-cell table:formula="of:=ROUND(STDEV([.C159:.C163]);2)" office:value-type="float" office:value="0.82" calcext:value-type="float">
            <text:p>0.82</text:p>
          </table:table-cell>
          <table:table-cell table:formula="of:=ROUND(STDEV([.D159:.D163]);2)" office:value-type="float" office:value="1.37" calcext:value-type="float">
            <text:p>1.37</text:p>
          </table:table-cell>
          <table:table-cell table:formula="of:=ROUND(STDEV([.E159:.E163]);2)" office:value-type="float" office:value="1.6" calcext:value-type="float">
            <text:p>1.6</text:p>
          </table:table-cell>
          <table:table-cell table:formula="of:=ROUND(STDEV([.F159:.F163]);2)" office:value-type="float" office:value="1.46" calcext:value-type="float">
            <text:p>1.46</text:p>
          </table:table-cell>
          <table:table-cell table:formula="of:=ROUND(STDEV([.G159:.G163]);2)" office:value-type="float" office:value="1.51" calcext:value-type="float">
            <text:p>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80.21" calcext:value-type="float">
            <text:p>80.21</text:p>
          </table:table-cell>
          <table:table-cell office:value-type="float" office:value="70.88" calcext:value-type="float">
            <text:p>70.88</text:p>
          </table:table-cell>
          <table:table-cell office:value-type="float" office:value="60.39" calcext:value-type="float">
            <text:p>60.39</text:p>
          </table:table-cell>
          <table:table-cell office:value-type="float" office:value="40.37" calcext:value-type="float">
            <text:p>40.37</text:p>
          </table:table-cell>
          <table:table-cell office:value-type="float" office:value="24.89" calcext:value-type="float">
            <text:p>24.8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77.96" calcext:value-type="float">
            <text:p>77.96</text:p>
          </table:table-cell>
          <table:table-cell office:value-type="float" office:value="67.91" calcext:value-type="float">
            <text:p>67.91</text:p>
          </table:table-cell>
          <table:table-cell office:value-type="float" office:value="56.51" calcext:value-type="float">
            <text:p>56.51</text:p>
          </table:table-cell>
          <table:table-cell office:value-type="float" office:value="38.7" calcext:value-type="float">
            <text:p>38.7</text:p>
          </table:table-cell>
          <table:table-cell office:value-type="float" office:value="26.98" calcext:value-type="float">
            <text:p>26.9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77.52" calcext:value-type="float">
            <text:p>77.52</text:p>
          </table:table-cell>
          <table:table-cell office:value-type="float" office:value="66.97" calcext:value-type="float">
            <text:p>66.97</text:p>
          </table:table-cell>
          <table:table-cell office:value-type="float" office:value="55.4" calcext:value-type="float">
            <text:p>55.4</text:p>
          </table:table-cell>
          <table:table-cell office:value-type="float" office:value="37.47" calcext:value-type="float">
            <text:p>37.47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77.8" calcext:value-type="float">
            <text:p>77.8</text:p>
          </table:table-cell>
          <table:table-cell office:value-type="float" office:value="68.67" calcext:value-type="float">
            <text:p>68.67</text:p>
          </table:table-cell>
          <table:table-cell office:value-type="float" office:value="58.47" calcext:value-type="float">
            <text:p>58.47</text:p>
          </table:table-cell>
          <table:table-cell office:value-type="float" office:value="40.15" calcext:value-type="float">
            <text:p>40.15</text:p>
          </table:table-cell>
          <table:table-cell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0.56" calcext:value-type="float">
            <text:p>80.56</text:p>
          </table:table-cell>
          <table:table-cell office:value-type="float" office:value="71.63" calcext:value-type="float">
            <text:p>71.63</text:p>
          </table:table-cell>
          <table:table-cell office:value-type="float" office:value="60.43" calcext:value-type="float">
            <text:p>60.43</text:p>
          </table:table-cell>
          <table:table-cell office:value-type="float" office:value="40.2" calcext:value-type="float">
            <text:p>40.2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76:.B180]);2)" office:value-type="float" office:value="1054.8" calcext:value-type="float">
            <text:p>1054.8</text:p>
          </table:table-cell>
          <table:table-cell table:style-name="ce11" table:formula="of:=ROUND(AVERAGE([.C176:.C180]);2)" office:value-type="float" office:value="78.81" calcext:value-type="float">
            <text:p>78.81</text:p>
          </table:table-cell>
          <table:table-cell table:style-name="ce11" table:formula="of:=ROUND(AVERAGE([.D176:.D180]);2)" office:value-type="float" office:value="69.21" calcext:value-type="float">
            <text:p>69.21</text:p>
          </table:table-cell>
          <table:table-cell table:style-name="ce11" table:formula="of:=ROUND(AVERAGE([.E176:.E180]);2)" office:value-type="float" office:value="58.24" calcext:value-type="float">
            <text:p>58.24</text:p>
          </table:table-cell>
          <table:table-cell table:style-name="ce11" table:formula="of:=ROUND(AVERAGE([.F176:.F180]);2)" office:value-type="float" office:value="39.38" calcext:value-type="float">
            <text:p>39.38</text:p>
          </table:table-cell>
          <table:table-cell table:style-name="ce11" table:formula="of:=ROUND(AVERAGE([.G176:.G180]);2)" office:value-type="float" office:value="25.29" calcext:value-type="float">
            <text:p>25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6:.B180]);2)" office:value-type="float" office:value="41.29" calcext:value-type="float">
            <text:p>41.29</text:p>
          </table:table-cell>
          <table:table-cell table:formula="of:=ROUND(STDEV([.C176:.C180]);2)" office:value-type="float" office:value="1.45" calcext:value-type="float">
            <text:p>1.45</text:p>
          </table:table-cell>
          <table:table-cell table:formula="of:=ROUND(STDEV([.D176:.D180]);2)" office:value-type="float" office:value="1.98" calcext:value-type="float">
            <text:p>1.98</text:p>
          </table:table-cell>
          <table:table-cell table:formula="of:=ROUND(STDEV([.E176:.E180]);2)" office:value-type="float" office:value="2.27" calcext:value-type="float">
            <text:p>2.27</text:p>
          </table:table-cell>
          <table:table-cell table:formula="of:=ROUND(STDEV([.F176:.F180]);2)" office:value-type="float" office:value="1.26" calcext:value-type="float">
            <text:p>1.26</text:p>
          </table:table-cell>
          <table:table-cell table:formula="of:=ROUND(STDEV([.G176:.G180]);2)" office:value-type="float" office:value="1.06" calcext:value-type="float">
            <text:p>1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78.23" calcext:value-type="float">
            <text:p>78.23</text:p>
          </table:table-cell>
          <table:table-cell office:value-type="float" office:value="74.9" calcext:value-type="float">
            <text:p>74.9</text:p>
          </table:table-cell>
          <table:table-cell office:value-type="float" office:value="71.44" calcext:value-type="float">
            <text:p>71.44</text:p>
          </table:table-cell>
          <table:table-cell office:value-type="float" office:value="62.42" calcext:value-type="float">
            <text:p>62.42</text:p>
          </table:table-cell>
          <table:table-cell office:value-type="float" office:value="50.4" calcext:value-type="float">
            <text:p>50.4</text:p>
          </table:table-cell>
          <table:table-cell office:value-type="float" office:value="71.74" calcext:value-type="float">
            <text:p>71.7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1" calcext:value-type="float">
            <text:p>75.51</text:p>
          </table:table-cell>
          <table:table-cell office:value-type="float" office:value="71.3" calcext:value-type="float">
            <text:p>71.3</text:p>
          </table:table-cell>
          <table:table-cell office:value-type="float" office:value="60.45" calcext:value-type="float">
            <text:p>60.45</text:p>
          </table:table-cell>
          <table:table-cell office:value-type="float" office:value="47.9" calcext:value-type="float">
            <text:p>47.9</text:p>
          </table:table-cell>
          <table:table-cell office:value-type="float" office:value="71.57" calcext:value-type="float">
            <text:p>71.5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842" calcext:value-type="float">
            <text:p>1842</text:p>
          </table:table-cell>
          <table:table-cell office:value-type="float" office:value="79.2" calcext:value-type="float">
            <text:p>79.2</text:p>
          </table:table-cell>
          <table:table-cell office:value-type="float" office:value="75.72" calcext:value-type="float">
            <text:p>75.72</text:p>
          </table:table-cell>
          <table:table-cell office:value-type="float" office:value="71.46" calcext:value-type="float">
            <text:p>71.46</text:p>
          </table:table-cell>
          <table:table-cell office:value-type="float" office:value="60.95" calcext:value-type="float">
            <text:p>60.95</text:p>
          </table:table-cell>
          <table:table-cell office:value-type="float" office:value="47.94" calcext:value-type="float">
            <text:p>47.94</text:p>
          </table:table-cell>
          <table:table-cell office:value-type="float" office:value="72.25" calcext:value-type="float">
            <text:p>72.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78.91" calcext:value-type="float">
            <text:p>78.91</text:p>
          </table:table-cell>
          <table:table-cell office:value-type="float" office:value="75.16" calcext:value-type="float">
            <text:p>75.16</text:p>
          </table:table-cell>
          <table:table-cell office:value-type="float" office:value="71.04" calcext:value-type="float">
            <text:p>71.04</text:p>
          </table:table-cell>
          <table:table-cell office:value-type="float" office:value="60.91" calcext:value-type="float">
            <text:p>60.91</text:p>
          </table:table-cell>
          <table:table-cell office:value-type="float" office:value="47.52" calcext:value-type="float">
            <text:p>47.52</text:p>
          </table:table-cell>
          <table:table-cell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735" calcext:value-type="float">
            <text:p>1735</text:p>
          </table:table-cell>
          <table:table-cell office:value-type="float" office:value="79.47" calcext:value-type="float">
            <text:p>79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1.33" calcext:value-type="float">
            <text:p>71.33</text:p>
          </table:table-cell>
          <table:table-cell office:value-type="float" office:value="60.33" calcext:value-type="float">
            <text:p>60.33</text:p>
          </table:table-cell>
          <table:table-cell office:value-type="float" office:value="48.04" calcext:value-type="float">
            <text:p>48.04</text:p>
          </table:table-cell>
          <table:table-cell office:value-type="float" office:value="71.78" calcext:value-type="float">
            <text:p>71.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191:.B195]);2)" office:value-type="float" office:value="2225" calcext:value-type="float">
            <text:p>2225</text:p>
          </table:table-cell>
          <table:table-cell table:style-name="ce17" table:formula="of:=ROUND(AVERAGE([.C191:.C195]);2)" office:value-type="float" office:value="78.99" calcext:value-type="float">
            <text:p>78.99</text:p>
          </table:table-cell>
          <table:table-cell table:style-name="ce17" table:formula="of:=ROUND(AVERAGE([.D191:.D195]);2)" office:value-type="float" office:value="75.37" calcext:value-type="float">
            <text:p>75.37</text:p>
          </table:table-cell>
          <table:table-cell table:style-name="ce17" table:formula="of:=ROUND(AVERAGE([.E191:.E195]);2)" office:value-type="float" office:value="71.31" calcext:value-type="float">
            <text:p>71.31</text:p>
          </table:table-cell>
          <table:table-cell table:style-name="ce17" table:formula="of:=ROUND(AVERAGE([.F191:.F195]);2)" office:value-type="float" office:value="61.01" calcext:value-type="float">
            <text:p>61.01</text:p>
          </table:table-cell>
          <table:table-cell table:style-name="ce17" table:formula="of:=ROUND(AVERAGE([.G191:.G195]);2)" office:value-type="float" office:value="48.36" calcext:value-type="float">
            <text:p>48.36</text:p>
          </table:table-cell>
          <table:table-cell table:style-name="ce17" table:formula="of:=ROUND(AVERAGE([.H191:.H195]);2)"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1:.B195]);2)" office:value-type="float" office:value="622.02" calcext:value-type="float">
            <text:p>622.02</text:p>
          </table:table-cell>
          <table:table-cell table:formula="of:=ROUND(STDEV([.C191:.C195]);2)" office:value-type="float" office:value="0.47" calcext:value-type="float">
            <text:p>0.47</text:p>
          </table:table-cell>
          <table:table-cell table:formula="of:=ROUND(STDEV([.D191:.D195]);2)" office:value-type="float" office:value="0.33" calcext:value-type="float">
            <text:p>0.33</text:p>
          </table:table-cell>
          <table:table-cell table:formula="of:=ROUND(STDEV([.E191:.E195]);2)" office:value-type="float" office:value="0.17" calcext:value-type="float">
            <text:p>0.17</text:p>
          </table:table-cell>
          <table:table-cell table:formula="of:=ROUND(STDEV([.F191:.F195]);2)" office:value-type="float" office:value="0.83" calcext:value-type="float">
            <text:p>0.83</text:p>
          </table:table-cell>
          <table:table-cell table:formula="of:=ROUND(STDEV([.G191:.G195]);2)" office:value-type="float" office:value="1.16" calcext:value-type="float">
            <text:p>1.16</text:p>
          </table:table-cell>
          <table:table-cell table:formula="of:=ROUND(STDEV([.H191:.H195]);2)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  <table:table-cell office:value-type="float" office:value="75.98" calcext:value-type="float">
            <text:p>75.98</text:p>
          </table:table-cell>
          <table:table-cell office:value-type="float" office:value="74.05" calcext:value-type="float">
            <text:p>74.05</text:p>
          </table:table-cell>
          <table:table-cell office:value-type="float" office:value="71.82" calcext:value-type="float">
            <text:p>71.82</text:p>
          </table:table-cell>
          <table:table-cell office:value-type="float" office:value="66.84" calcext:value-type="float">
            <text:p>66.84</text:p>
          </table:table-cell>
          <table:table-cell office:value-type="float" office:value="60.81" calcext:value-type="float">
            <text:p>60.81</text:p>
          </table:table-cell>
          <table:table-cell office:value-type="float" office:value="71.22" calcext:value-type="float">
            <text:p>71.22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641" calcext:value-type="float">
            <text:p>1641</text:p>
          </table:table-cell>
          <table:table-cell office:value-type="float" office:value="74.7" calcext:value-type="float">
            <text:p>74.7</text:p>
          </table:table-cell>
          <table:table-cell office:value-type="float" office:value="72.59" calcext:value-type="float">
            <text:p>72.59</text:p>
          </table:table-cell>
          <table:table-cell office:value-type="float" office:value="70.13" calcext:value-type="float">
            <text:p>70.13</text:p>
          </table:table-cell>
          <table:table-cell office:value-type="float" office:value="64.99" calcext:value-type="float">
            <text:p>64.99</text:p>
          </table:table-cell>
          <table:table-cell office:value-type="float" office:value="58.27" calcext:value-type="float">
            <text:p>58.27</text:p>
          </table:table-cell>
          <table:table-cell office:value-type="float" office:value="69.09" calcext:value-type="float">
            <text:p>69.09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75.91" calcext:value-type="float">
            <text:p>75.91</text:p>
          </table:table-cell>
          <table:table-cell office:value-type="float" office:value="73.86" calcext:value-type="float">
            <text:p>73.86</text:p>
          </table:table-cell>
          <table:table-cell office:value-type="float" office:value="71.54" calcext:value-type="float">
            <text:p>71.54</text:p>
          </table:table-cell>
          <table:table-cell office:value-type="float" office:value="66.16" calcext:value-type="float">
            <text:p>66.16</text:p>
          </table:table-cell>
          <table:table-cell office:value-type="float" office:value="59.5" calcext:value-type="float">
            <text:p>59.5</text:p>
          </table:table-cell>
          <table:table-cell office:value-type="float" office:value="71.05" calcext:value-type="float">
            <text:p>71.05</text:p>
          </table:table-cell>
          <table:table-cell table:number-columns-repeated="101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float" office:value="74.62" calcext:value-type="float">
            <text:p>74.62</text:p>
          </table:table-cell>
          <table:table-cell office:value-type="float" office:value="72.39" calcext:value-type="float">
            <text:p>72.39</text:p>
          </table:table-cell>
          <table:table-cell office:value-type="float" office:value="70.11" calcext:value-type="float">
            <text:p>70.11</text:p>
          </table:table-cell>
          <table:table-cell office:value-type="float" office:value="65.12" calcext:value-type="float">
            <text:p>65.12</text:p>
          </table:table-cell>
          <table:table-cell office:value-type="float" office:value="58.22" calcext:value-type="float">
            <text:p>58.22</text:p>
          </table:table-cell>
          <table:table-cell office:value-type="float" office:value="69.5" calcext:value-type="float">
            <text:p>69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75.88" calcext:value-type="float">
            <text:p>75.88</text:p>
          </table:table-cell>
          <table:table-cell office:value-type="float" office:value="73.91" calcext:value-type="float">
            <text:p>73.91</text:p>
          </table:table-cell>
          <table:table-cell office:value-type="float" office:value="71.58" calcext:value-type="float">
            <text:p>71.58</text:p>
          </table:table-cell>
          <table:table-cell office:value-type="float" office:value="66.41" calcext:value-type="float">
            <text:p>66.41</text:p>
          </table:table-cell>
          <table:table-cell office:value-type="float" office:value="59.69" calcext:value-type="float">
            <text:p>59.69</text:p>
          </table:table-cell>
          <table:table-cell office:value-type="float" office:value="70.74" calcext:value-type="float">
            <text:p>70.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06:.B210]);2)" office:value-type="float" office:value="1688" calcext:value-type="float">
            <text:p>1688</text:p>
          </table:table-cell>
          <table:table-cell table:style-name="ce17" table:formula="of:=ROUND(AVERAGE([.C206:.C210]);2)" office:value-type="float" office:value="75.42" calcext:value-type="float">
            <text:p>75.42</text:p>
          </table:table-cell>
          <table:table-cell table:style-name="ce17" table:formula="of:=ROUND(AVERAGE([.D206:.D210]);2)" office:value-type="float" office:value="73.36" calcext:value-type="float">
            <text:p>73.36</text:p>
          </table:table-cell>
          <table:table-cell table:style-name="ce17" table:formula="of:=ROUND(AVERAGE([.E206:.E210]);2)" office:value-type="float" office:value="71.04" calcext:value-type="float">
            <text:p>71.04</text:p>
          </table:table-cell>
          <table:table-cell table:style-name="ce17" table:formula="of:=ROUND(AVERAGE([.F206:.F210]);2)" office:value-type="float" office:value="65.9" calcext:value-type="float">
            <text:p>65.9</text:p>
          </table:table-cell>
          <table:table-cell table:style-name="ce17" table:formula="of:=ROUND(AVERAGE([.G206:.G210]);2)" office:value-type="float" office:value="59.3" calcext:value-type="float">
            <text:p>59.3</text:p>
          </table:table-cell>
          <table:table-cell table:style-name="ce17" table:formula="of:=ROUND(AVERAGE([.H206:.H210]);2)" office:value-type="float" office:value="70.32" calcext:value-type="float">
            <text:p>70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6:.B210]);2)" office:value-type="float" office:value="33.2" calcext:value-type="float">
            <text:p>33.2</text:p>
          </table:table-cell>
          <table:table-cell table:formula="of:=ROUND(STDEV([.C206:.C210]);2)" office:value-type="float" office:value="0.69" calcext:value-type="float">
            <text:p>0.69</text:p>
          </table:table-cell>
          <table:table-cell table:formula="of:=ROUND(STDEV([.D206:.D210]);2)" office:value-type="float" office:value="0.8" calcext:value-type="float">
            <text:p>0.8</text:p>
          </table:table-cell>
          <table:table-cell table:formula="of:=ROUND(STDEV([.E206:.E210]);2)" office:value-type="float" office:value="0.84" calcext:value-type="float">
            <text:p>0.84</text:p>
          </table:table-cell>
          <table:table-cell table:formula="of:=ROUND(STDEV([.F206:.F210]);2)" office:value-type="float" office:value="0.81" calcext:value-type="float">
            <text:p>0.81</text:p>
          </table:table-cell>
          <table:table-cell table:formula="of:=ROUND(STDEV([.G206:.G210]);2)" office:value-type="float" office:value="1.08" calcext:value-type="float">
            <text:p>1.08</text:p>
          </table:table-cell>
          <table:table-cell table:formula="of:=ROUND(STDEV([.H206:.H210]);2)" office:value-type="float" office:value="0.96" calcext:value-type="float">
            <text:p>0.9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2195" calcext:value-type="float">
            <text:p>2195</text:p>
          </table:table-cell>
          <table:table-cell office:value-type="float" office:value="69.07" calcext:value-type="float">
            <text:p>69.07</text:p>
          </table:table-cell>
          <table:table-cell office:value-type="float" office:value="66.84" calcext:value-type="float">
            <text:p>66.84</text:p>
          </table:table-cell>
          <table:table-cell office:value-type="float" office:value="64.15" calcext:value-type="float">
            <text:p>64.15</text:p>
          </table:table-cell>
          <table:table-cell office:value-type="float" office:value="58.24" calcext:value-type="float">
            <text:p>58.24</text:p>
          </table:table-cell>
          <table:table-cell office:value-type="float" office:value="50.29" calcext:value-type="float">
            <text:p>50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float" office:value="2221" calcext:value-type="float">
            <text:p>2221</text:p>
          </table:table-cell>
          <table:table-cell office:value-type="float" office:value="58.8" calcext:value-type="float">
            <text:p>58.8</text:p>
          </table:table-cell>
          <table:table-cell office:value-type="float" office:value="55.61" calcext:value-type="float">
            <text:p>55.61</text:p>
          </table:table-cell>
          <table:table-cell office:value-type="float" office:value="52.14" calcext:value-type="float">
            <text:p>52.14</text:p>
          </table:table-cell>
          <table:table-cell office:value-type="float" office:value="45.45" calcext:value-type="float">
            <text:p>45.45</text:p>
          </table:table-cell>
          <table:table-cell office:value-type="float" office:value="37.55" calcext:value-type="float">
            <text:p>37.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float" office:value="2094" calcext:value-type="float">
            <text:p>2094</text:p>
          </table:table-cell>
          <table:table-cell office:value-type="float" office:value="74.04" calcext:value-type="float">
            <text:p>74.04</text:p>
          </table:table-cell>
          <table:table-cell office:value-type="float" office:value="68.72" calcext:value-type="float">
            <text:p>68.72</text:p>
          </table:table-cell>
          <table:table-cell office:value-type="float" office:value="62.23" calcext:value-type="float">
            <text:p>62.23</text:p>
          </table:table-cell>
          <table:table-cell office:value-type="float" office:value="49.67" calcext:value-type="float">
            <text:p>49.67</text:p>
          </table:table-cell>
          <table:table-cell office:value-type="float" office:value="37.87" calcext:value-type="float">
            <text:p>37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1973" calcext:value-type="float">
            <text:p>1973</text:p>
          </table:table-cell>
          <table:table-cell office:value-type="float" office:value="67.41" calcext:value-type="float">
            <text:p>67.41</text:p>
          </table:table-cell>
          <table:table-cell office:value-type="float" office:value="65.29" calcext:value-type="float">
            <text:p>65.29</text:p>
          </table:table-cell>
          <table:table-cell office:value-type="float" office:value="62.87" calcext:value-type="float">
            <text:p>62.87</text:p>
          </table:table-cell>
          <table:table-cell office:value-type="float" office:value="58.13" calcext:value-type="float">
            <text:p>58.13</text:p>
          </table:table-cell>
          <table:table-cell office:value-type="float" office:value="52.52" calcext:value-type="float">
            <text:p>52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1591" calcext:value-type="float">
            <text:p>1591</text:p>
          </table:table-cell>
          <table:table-cell office:value-type="float" office:value="64.82" calcext:value-type="float">
            <text:p>64.82</text:p>
          </table:table-cell>
          <table:table-cell office:value-type="float" office:value="62.66" calcext:value-type="float">
            <text:p>62.66</text:p>
          </table:table-cell>
          <table:table-cell office:value-type="float" office:value="59.8" calcext:value-type="float">
            <text:p>59.8</text:p>
          </table:table-cell>
          <table:table-cell office:value-type="float" office:value="54.09" calcext:value-type="float">
            <text:p>54.09</text:p>
          </table:table-cell>
          <table:table-cell office:value-type="float" office:value="45.48" calcext:value-type="float">
            <text:p>45.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21:.B225]);2)" office:value-type="float" office:value="2014.8" calcext:value-type="float">
            <text:p>2014.8</text:p>
          </table:table-cell>
          <table:table-cell table:style-name="ce17" table:formula="of:=ROUND(AVERAGE([.C221:.C225]);2)" office:value-type="float" office:value="66.83" calcext:value-type="float">
            <text:p>66.83</text:p>
          </table:table-cell>
          <table:table-cell table:style-name="ce17" table:formula="of:=ROUND(AVERAGE([.D221:.D225]);2)" office:value-type="float" office:value="63.82" calcext:value-type="float">
            <text:p>63.82</text:p>
          </table:table-cell>
          <table:table-cell table:style-name="ce17" table:formula="of:=ROUND(AVERAGE([.E221:.E225]);2)" office:value-type="float" office:value="60.24" calcext:value-type="float">
            <text:p>60.24</text:p>
          </table:table-cell>
          <table:table-cell table:style-name="ce17" table:formula="of:=ROUND(AVERAGE([.F221:.F225]);2)" office:value-type="float" office:value="53.12" calcext:value-type="float">
            <text:p>53.12</text:p>
          </table:table-cell>
          <table:table-cell table:style-name="ce17" table:formula="of:=ROUND(AVERAGE([.G221:.G225]);2)" office:value-type="float" office:value="44.74" calcext:value-type="float">
            <text:p>44.74</text:p>
          </table:table-cell>
          <table:table-cell table:style-name="ce17" table:formula="of:=ROUND(AVERAGE([.H221:.H225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21:.B225]);2)" office:value-type="float" office:value="256.23" calcext:value-type="float">
            <text:p>256.23</text:p>
          </table:table-cell>
          <table:table-cell table:formula="of:=ROUND(STDEV([.C221:.C225]);2)" office:value-type="float" office:value="5.61" calcext:value-type="float">
            <text:p>5.61</text:p>
          </table:table-cell>
          <table:table-cell table:formula="of:=ROUND(STDEV([.D221:.D225]);2)" office:value-type="float" office:value="5.1" calcext:value-type="float">
            <text:p>5.1</text:p>
          </table:table-cell>
          <table:table-cell table:formula="of:=ROUND(STDEV([.E221:.E225]);2)" office:value-type="float" office:value="4.8" calcext:value-type="float">
            <text:p>4.8</text:p>
          </table:table-cell>
          <table:table-cell table:formula="of:=ROUND(STDEV([.F221:.F225]);2)" office:value-type="float" office:value="5.54" calcext:value-type="float">
            <text:p>5.54</text:p>
          </table:table-cell>
          <table:table-cell table:formula="of:=ROUND(STDEV([.G221:.G225]);2)" office:value-type="float" office:value="6.91" calcext:value-type="float">
            <text:p>6.91</text:p>
          </table:table-cell>
          <table:table-cell table:formula="of:=ROUND(STDEV([.H221:.H225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4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835" calcext:value-type="float">
            <text:p>1835</text:p>
          </table:table-cell>
          <table:table-cell office:value-type="float" office:value="74.32" calcext:value-type="float">
            <text:p>74.32</text:p>
          </table:table-cell>
          <table:table-cell office:value-type="float" office:value="68.99" calcext:value-type="float">
            <text:p>68.99</text:p>
          </table:table-cell>
          <table:table-cell office:value-type="float" office:value="62.46" calcext:value-type="float">
            <text:p>62.46</text:p>
          </table:table-cell>
          <table:table-cell office:value-type="float" office:value="50.07" calcext:value-type="float">
            <text:p>50.07</text:p>
          </table:table-cell>
          <table:table-cell office:value-type="float" office:value="37.64" calcext:value-type="float">
            <text:p>37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2110" calcext:value-type="float">
            <text:p>2110</text:p>
          </table:table-cell>
          <table:table-cell office:value-type="float" office:value="74.29" calcext:value-type="float">
            <text:p>74.29</text:p>
          </table:table-cell>
          <table:table-cell office:value-type="float" office:value="68.73" calcext:value-type="float">
            <text:p>68.73</text:p>
          </table:table-cell>
          <table:table-cell office:value-type="float" office:value="62.42" calcext:value-type="float">
            <text:p>62.42</text:p>
          </table:table-cell>
          <table:table-cell office:value-type="float" office:value="49.88" calcext:value-type="float">
            <text:p>49.88</text:p>
          </table:table-cell>
          <table:table-cell office:value-type="float" office:value="36.53" calcext:value-type="float">
            <text:p>36.5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2211" calcext:value-type="float">
            <text:p>2211</text:p>
          </table:table-cell>
          <table:table-cell office:value-type="float" office:value="73.96" calcext:value-type="float">
            <text:p>73.96</text:p>
          </table:table-cell>
          <table:table-cell office:value-type="float" office:value="69.34" calcext:value-type="float">
            <text:p>69.34</text:p>
          </table:table-cell>
          <table:table-cell office:value-type="float" office:value="63.87" calcext:value-type="float">
            <text:p>63.87</text:p>
          </table:table-cell>
          <table:table-cell office:value-type="float" office:value="52.56" calcext:value-type="float">
            <text:p>52.56</text:p>
          </table:table-cell>
          <table:table-cell office:value-type="float" office:value="39.54" calcext:value-type="float">
            <text:p>39.5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2082" calcext:value-type="float">
            <text:p>2082</text:p>
          </table:table-cell>
          <table:table-cell office:value-type="float" office:value="74.15" calcext:value-type="float">
            <text:p>74.15</text:p>
          </table:table-cell>
          <table:table-cell office:value-type="float" office:value="69.43" calcext:value-type="float">
            <text:p>69.43</text:p>
          </table:table-cell>
          <table:table-cell office:value-type="float" office:value="63.2" calcext:value-type="float">
            <text:p>63.2</text:p>
          </table:table-cell>
          <table:table-cell office:value-type="float" office:value="51.01" calcext:value-type="float">
            <text:p>51.01</text:p>
          </table:table-cell>
          <table:table-cell office:value-type="float" office:value="38.46" calcext:value-type="float">
            <text:p>38.4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2056" calcext:value-type="float">
            <text:p>2056</text:p>
          </table:table-cell>
          <table:table-cell office:value-type="float" office:value="73.69" calcext:value-type="float">
            <text:p>73.69</text:p>
          </table:table-cell>
          <table:table-cell office:value-type="float" office:value="68.79" calcext:value-type="float">
            <text:p>68.79</text:p>
          </table:table-cell>
          <table:table-cell office:value-type="float" office:value="63.38" calcext:value-type="float">
            <text:p>63.38</text:p>
          </table:table-cell>
          <table:table-cell office:value-type="float" office:value="52.54" calcext:value-type="float">
            <text:p>52.54</text:p>
          </table:table-cell>
          <table:table-cell office:value-type="float" office:value="40.78" calcext:value-type="float">
            <text:p>40.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36:.B240]);2)" office:value-type="float" office:value="2058.8" calcext:value-type="float">
            <text:p>2058.8</text:p>
          </table:table-cell>
          <table:table-cell table:style-name="ce17" table:formula="of:=ROUND(AVERAGE([.C236:.C240]);2)" office:value-type="float" office:value="74.08" calcext:value-type="float">
            <text:p>74.08</text:p>
          </table:table-cell>
          <table:table-cell table:style-name="ce17" table:formula="of:=ROUND(AVERAGE([.D236:.D240]);2)" office:value-type="float" office:value="69.06" calcext:value-type="float">
            <text:p>69.06</text:p>
          </table:table-cell>
          <table:table-cell table:style-name="ce17" table:formula="of:=ROUND(AVERAGE([.E236:.E240]);2)" office:value-type="float" office:value="63.07" calcext:value-type="float">
            <text:p>63.07</text:p>
          </table:table-cell>
          <table:table-cell table:style-name="ce17" table:formula="of:=ROUND(AVERAGE([.F236:.F240]);2)" office:value-type="float" office:value="51.21" calcext:value-type="float">
            <text:p>51.21</text:p>
          </table:table-cell>
          <table:table-cell table:style-name="ce17" table:formula="of:=ROUND(AVERAGE([.G236:.G240]);2)" office:value-type="float" office:value="38.59" calcext:value-type="float">
            <text:p>38.59</text:p>
          </table:table-cell>
          <table:table-cell table:style-name="ce17" table:formula="of:=ROUND(AVERAGE([.H236:.H240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6:.B240]);2)" office:value-type="float" office:value="138.22" calcext:value-type="float">
            <text:p>138.22</text:p>
          </table:table-cell>
          <table:table-cell table:formula="of:=ROUND(STDEV([.C236:.C240]);2)" office:value-type="float" office:value="0.26" calcext:value-type="float">
            <text:p>0.26</text:p>
          </table:table-cell>
          <table:table-cell table:formula="of:=ROUND(STDEV([.D236:.D240]);2)" office:value-type="float" office:value="0.32" calcext:value-type="float">
            <text:p>0.32</text:p>
          </table:table-cell>
          <table:table-cell table:formula="of:=ROUND(STDEV([.E236:.E240]);2)" office:value-type="float" office:value="0.62" calcext:value-type="float">
            <text:p>0.62</text:p>
          </table:table-cell>
          <table:table-cell table:formula="of:=ROUND(STDEV([.F236:.F240]);2)" office:value-type="float" office:value="1.29" calcext:value-type="float">
            <text:p>1.29</text:p>
          </table:table-cell>
          <table:table-cell table:formula="of:=ROUND(STDEV([.G236:.G240]);2)" office:value-type="float" office:value="1.65" calcext:value-type="float">
            <text:p>1.65</text:p>
          </table:table-cell>
          <table:table-cell table:formula="of:=ROUND(STDEV([.H236:.H240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style-name="ce12" office:value-type="string" calcext:value-type="string">
            <text:p>including in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946" calcext:value-type="float">
            <text:p>946</text:p>
          </table:table-cell>
          <table:table-cell office:value-type="float" office:value="51.08" calcext:value-type="float">
            <text:p>51.08</text:p>
          </table:table-cell>
          <table:table-cell office:value-type="float" office:value="47.52" calcext:value-type="float">
            <text:p>47.52</text:p>
          </table:table-cell>
          <table:table-cell office:value-type="float" office:value="45.22" calcext:value-type="float">
            <text:p>45.22</text:p>
          </table:table-cell>
          <table:table-cell office:value-type="float" office:value="40.52" calcext:value-type="float">
            <text:p>40.52</text:p>
          </table:table-cell>
          <table:table-cell office:value-type="float" office:value="34.84" calcext:value-type="float">
            <text:p>34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float" office:value="741" calcext:value-type="float">
            <text:p>741</text:p>
          </table:table-cell>
          <table:table-cell office:value-type="float" office:value="52.17" calcext:value-type="float">
            <text:p>52.17</text:p>
          </table:table-cell>
          <table:table-cell office:value-type="float" office:value="48.97" calcext:value-type="float">
            <text:p>48.97</text:p>
          </table:table-cell>
          <table:table-cell office:value-type="float" office:value="46.49" calcext:value-type="float">
            <text:p>46.49</text:p>
          </table:table-cell>
          <table:table-cell office:value-type="float" office:value="42.37" calcext:value-type="float">
            <text:p>42.37</text:p>
          </table:table-cell>
          <table:table-cell office:value-type="float" office:value="37.96" calcext:value-type="float">
            <text:p>37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office:value-type="float" office:value="735" calcext:value-type="float">
            <text:p>735</text:p>
          </table:table-cell>
          <table:table-cell office:value-type="float" office:value="47.71" calcext:value-type="float">
            <text:p>47.71</text:p>
          </table:table-cell>
          <table:table-cell office:value-type="float" office:value="45.89" calcext:value-type="float">
            <text:p>45.89</text:p>
          </table:table-cell>
          <table:table-cell office:value-type="float" office:value="43.71" calcext:value-type="float">
            <text:p>43.71</text:p>
          </table:table-cell>
          <table:table-cell office:value-type="float" office:value="41.09" calcext:value-type="float">
            <text:p>41.09</text:p>
          </table:table-cell>
          <table:table-cell office:value-type="float" office:value="37.52" calcext:value-type="float">
            <text:p>37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52.86" calcext:value-type="float">
            <text:p>52.86</text:p>
          </table:table-cell>
          <table:table-cell office:value-type="float" office:value="53.25" calcext:value-type="float">
            <text:p>53.25</text:p>
          </table:table-cell>
          <table:table-cell office:value-type="float" office:value="50.51" calcext:value-type="float">
            <text:p>50.51</text:p>
          </table:table-cell>
          <table:table-cell office:value-type="float" office:value="47.16" calcext:value-type="float">
            <text:p>47.16</text:p>
          </table:table-cell>
          <table:table-cell office:value-type="float" office:value="42.1" calcext:value-type="float">
            <text:p>42.1</text:p>
          </table:table-cell>
          <table:table-cell table:number-columns-repeated="1017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office:value-type="float" office:value="784" calcext:value-type="float">
            <text:p>784</text:p>
          </table:table-cell>
          <table:table-cell office:value-type="float" office:value="51.62" calcext:value-type="float">
            <text:p>51.62</text:p>
          </table:table-cell>
          <table:table-cell office:value-type="float" office:value="49.5" calcext:value-type="float">
            <text:p>49.5</text:p>
          </table:table-cell>
          <table:table-cell office:value-type="float" office:value="48.48" calcext:value-type="float">
            <text:p>48.48</text:p>
          </table:table-cell>
          <table:table-cell office:value-type="float" office:value="42.72" calcext:value-type="float">
            <text:p>42.72</text:p>
          </table:table-cell>
          <table:table-cell office:value-type="float" office:value="38.59" calcext:value-type="float">
            <text:p>38.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51:.B255]);2)" office:value-type="float" office:value="790.4" calcext:value-type="float">
            <text:p>790.4</text:p>
          </table:table-cell>
          <table:table-cell table:style-name="ce17" table:formula="of:=ROUND(AVERAGE([.C251:.C255]);2)" office:value-type="float" office:value="51.09" calcext:value-type="float">
            <text:p>51.09</text:p>
          </table:table-cell>
          <table:table-cell table:style-name="ce17" table:formula="of:=ROUND(AVERAGE([.D251:.D255]);2)" office:value-type="float" office:value="49.03" calcext:value-type="float">
            <text:p>49.03</text:p>
          </table:table-cell>
          <table:table-cell table:style-name="ce17" table:formula="of:=ROUND(AVERAGE([.E251:.E255]);2)" office:value-type="float" office:value="46.88" calcext:value-type="float">
            <text:p>46.88</text:p>
          </table:table-cell>
          <table:table-cell table:style-name="ce17" table:formula="of:=ROUND(AVERAGE([.F251:.F255]);2)" office:value-type="float" office:value="42.77" calcext:value-type="float">
            <text:p>42.77</text:p>
          </table:table-cell>
          <table:table-cell table:style-name="ce17" table:formula="of:=ROUND(AVERAGE([.G251:.G255]);2)" office:value-type="float" office:value="38.2" calcext:value-type="float">
            <text:p>38.2</text:p>
          </table:table-cell>
          <table:table-cell table:style-name="ce17" table:formula="of:=ROUND(AVERAGE([.H251:.H255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51:.B255]);2)" office:value-type="float" office:value="89.07" calcext:value-type="float">
            <text:p>89.07</text:p>
          </table:table-cell>
          <table:table-cell table:formula="of:=ROUND(STDEV([.C251:.C255]);2)" office:value-type="float" office:value="2" calcext:value-type="float">
            <text:p>2</text:p>
          </table:table-cell>
          <table:table-cell table:formula="of:=ROUND(STDEV([.D251:.D255]);2)" office:value-type="float" office:value="2.75" calcext:value-type="float">
            <text:p>2.75</text:p>
          </table:table-cell>
          <table:table-cell table:formula="of:=ROUND(STDEV([.E251:.E255]);2)" office:value-type="float" office:value="2.68" calcext:value-type="float">
            <text:p>2.68</text:p>
          </table:table-cell>
          <table:table-cell table:formula="of:=ROUND(STDEV([.F251:.F255]);2)" office:value-type="float" office:value="2.61" calcext:value-type="float">
            <text:p>2.61</text:p>
          </table:table-cell>
          <table:table-cell table:formula="of:=ROUND(STDEV([.G251:.G255]);2)" office:value-type="float" office:value="2.61" calcext:value-type="float">
            <text:p>2.61</text:p>
          </table:table-cell>
          <table:table-cell table:formula="of:=ROUND(STDEV([.H251:.H255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igenb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62.01" calcext:value-type="float">
            <text:p>62.01</text:p>
          </table:table-cell>
          <table:table-cell office:value-type="float" office:value="51.19" calcext:value-type="float">
            <text:p>51.19</text:p>
          </table:table-cell>
          <table:table-cell office:value-type="float" office:value="42.45" calcext:value-type="float">
            <text:p>42.45</text:p>
          </table:table-cell>
          <table:table-cell office:value-type="float" office:value="31.14" calcext:value-type="float">
            <text:p>31.14</text:p>
          </table:table-cell>
          <table:table-cell office:value-type="float" office:value="22.84" calcext:value-type="float">
            <text:p>22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847" calcext:value-type="float">
            <text:p>3847</text:p>
          </table:table-cell>
          <table:table-cell office:value-type="float" office:value="60.43" calcext:value-type="float">
            <text:p>60.43</text:p>
          </table:table-cell>
          <table:table-cell office:value-type="float" office:value="49.61" calcext:value-type="float">
            <text:p>49.61</text:p>
          </table:table-cell>
          <table:table-cell office:value-type="float" office:value="41.03" calcext:value-type="float">
            <text:p>41.03</text:p>
          </table:table-cell>
          <table:table-cell office:value-type="float" office:value="31.38" calcext:value-type="float">
            <text:p>31.38</text:p>
          </table:table-cell>
          <table:table-cell office:value-type="float" office:value="22.88" calcext:value-type="float">
            <text:p>22.8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917" calcext:value-type="float">
            <text:p>3917</text:p>
          </table:table-cell>
          <table:table-cell office:value-type="float" office:value="60.26" calcext:value-type="float">
            <text:p>60.26</text:p>
          </table:table-cell>
          <table:table-cell office:value-type="float" office:value="49.02" calcext:value-type="float">
            <text:p>49.0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03" calcext:value-type="float">
            <text:p>30.03</text:p>
          </table:table-cell>
          <table:table-cell office:value-type="float" office:value="21.33" calcext:value-type="float">
            <text:p>21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889" calcext:value-type="float">
            <text:p>3889</text:p>
          </table:table-cell>
          <table:table-cell office:value-type="float" office:value="58.41" calcext:value-type="float">
            <text:p>58.41</text:p>
          </table:table-cell>
          <table:table-cell office:value-type="float" office:value="47.82" calcext:value-type="float">
            <text:p>47.8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42" calcext:value-type="float">
            <text:p>30.42</text:p>
          </table:table-cell>
          <table:table-cell office:value-type="float" office:value="21.59" calcext:value-type="float">
            <text:p>2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753" calcext:value-type="float">
            <text:p>3753</text:p>
          </table:table-cell>
          <table:table-cell office:value-type="float" office:value="58.2" calcext:value-type="float">
            <text:p>58.2</text:p>
          </table:table-cell>
          <table:table-cell office:value-type="float" office:value="48" calcext:value-type="float">
            <text:p>48</text:p>
          </table:table-cell>
          <table:table-cell office:value-type="float" office:value="40.75" calcext:value-type="float">
            <text:p>40.75</text:p>
          </table:table-cell>
          <table:table-cell office:value-type="float" office:value="31.72" calcext:value-type="float">
            <text:p>31.72</text:p>
          </table:table-cell>
          <table:table-cell office:value-type="float" office:value="24.05" calcext:value-type="float">
            <text:p>24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5" table:formula="of:=ROUND(AVERAGE([.B267:.B271]);2)" office:value-type="float" office:value="3775.4" calcext:value-type="float">
            <text:p>3775.4</text:p>
          </table:table-cell>
          <table:table-cell table:style-name="ce15" table:formula="of:=ROUND(AVERAGE([.C267:.C271]);2)" office:value-type="float" office:value="59.86" calcext:value-type="float">
            <text:p>59.86</text:p>
          </table:table-cell>
          <table:table-cell table:style-name="ce15" table:formula="of:=ROUND(AVERAGE([.D267:.D271]);2)" office:value-type="float" office:value="49.13" calcext:value-type="float">
            <text:p>49.13</text:p>
          </table:table-cell>
          <table:table-cell table:style-name="ce15" table:formula="of:=ROUND(AVERAGE([.E267:.E271]);2)" office:value-type="float" office:value="40.89" calcext:value-type="float">
            <text:p>40.89</text:p>
          </table:table-cell>
          <table:table-cell table:style-name="ce15" table:formula="of:=ROUND(AVERAGE([.F267:.F271]);2)" office:value-type="float" office:value="30.94" calcext:value-type="float">
            <text:p>30.94</text:p>
          </table:table-cell>
          <table:table-cell table:style-name="ce15" table:formula="of:=ROUND(AVERAGE([.G267:.G271]);2)" office:value-type="float" office:value="22.54" calcext:value-type="float">
            <text:p>22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7:.B271]);2)" office:value-type="float" office:value="181.14" calcext:value-type="float">
            <text:p>181.14</text:p>
          </table:table-cell>
          <table:table-cell table:formula="of:=ROUND(STDEV([.C267:.C271]);2)" office:value-type="float" office:value="1.58" calcext:value-type="float">
            <text:p>1.58</text:p>
          </table:table-cell>
          <table:table-cell table:formula="of:=ROUND(STDEV([.D267:.D271]);2)" office:value-type="float" office:value="1.37" calcext:value-type="float">
            <text:p>1.37</text:p>
          </table:table-cell>
          <table:table-cell table:formula="of:=ROUND(STDEV([.E267:.E271]);2)" office:value-type="float" office:value="0.96" calcext:value-type="float">
            <text:p>0.96</text:p>
          </table:table-cell>
          <table:table-cell table:formula="of:=ROUND(STDEV([.F267:.F271]);2)" office:value-type="float" office:value="0.7" calcext:value-type="float">
            <text:p>0.7</text:p>
          </table:table-cell>
          <table:table-cell table:formula="of:=ROUND(STDEV([.G267:.G271]);2)" office:value-type="float" office:value="1.1" calcext:value-type="float">
            <text:p>1.1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832" calcext:value-type="float">
            <text:p>832</text:p>
          </table:table-cell>
          <table:table-cell office:value-type="float" office:value="81.36" calcext:value-type="float">
            <text:p>81.36</text:p>
          </table:table-cell>
          <table:table-cell office:value-type="float" office:value="75.02" calcext:value-type="float">
            <text:p>75.02</text:p>
          </table:table-cell>
          <table:table-cell office:value-type="float" office:value="66.66" calcext:value-type="float">
            <text:p>66.66</text:p>
          </table:table-cell>
          <table:table-cell office:value-type="float" office:value="49.77" calcext:value-type="float">
            <text:p>49.77</text:p>
          </table:table-cell>
          <table:table-cell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838" calcext:value-type="float">
            <text:p>838</text:p>
          </table:table-cell>
          <table:table-cell office:value-type="float" office:value="81.68" calcext:value-type="float">
            <text:p>81.68</text:p>
          </table:table-cell>
          <table:table-cell office:value-type="float" office:value="74.92" calcext:value-type="float">
            <text:p>74.92</text:p>
          </table:table-cell>
          <table:table-cell office:value-type="float" office:value="65.92" calcext:value-type="float">
            <text:p>65.92</text:p>
          </table:table-cell>
          <table:table-cell office:value-type="float" office:value="48.41" calcext:value-type="float">
            <text:p>48.41</text:p>
          </table:table-cell>
          <table:table-cell office:value-type="float" office:value="32.44" calcext:value-type="float">
            <text:p>32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831" calcext:value-type="float">
            <text:p>83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53.05" calcext:value-type="float">
            <text:p>53.05</text:p>
          </table:table-cell>
          <table:table-cell office:value-type="float" office:value="37.63" calcext:value-type="float">
            <text:p>37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81.09" calcext:value-type="float">
            <text:p>81.09</text:p>
          </table:table-cell>
          <table:table-cell office:value-type="float" office:value="74.67" calcext:value-type="float">
            <text:p>74.67</text:p>
          </table:table-cell>
          <table:table-cell office:value-type="float" office:value="66.92" calcext:value-type="float">
            <text:p>66.92</text:p>
          </table:table-cell>
          <table:table-cell office:value-type="float" office:value="51.03" calcext:value-type="float">
            <text:p>51.03</text:p>
          </table:table-cell>
          <table:table-cell office:value-type="float" office:value="35.64" calcext:value-type="float">
            <text:p>35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850" calcext:value-type="float">
            <text:p>850</text:p>
          </table:table-cell>
          <table:table-cell office:value-type="float" office:value="81.23" calcext:value-type="float">
            <text:p>81.23</text:p>
          </table:table-cell>
          <table:table-cell office:value-type="float" office:value="75.22" calcext:value-type="float">
            <text:p>75.22</text:p>
          </table:table-cell>
          <table:table-cell office:value-type="float" office:value="67.12" calcext:value-type="float">
            <text:p>67.12</text:p>
          </table:table-cell>
          <table:table-cell office:value-type="float" office:value="51.45" calcext:value-type="float">
            <text:p>51.45</text:p>
          </table:table-cell>
          <table:table-cell office:value-type="float" office:value="35.82" calcext:value-type="float">
            <text:p>35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80:.B284]);2)" office:value-type="float" office:value="837" calcext:value-type="float">
            <text:p>837</text:p>
          </table:table-cell>
          <table:table-cell table:style-name="ce3" table:formula="of:=ROUND(AVERAGE([.C280:.C284]);2)" office:value-type="float" office:value="81.33" calcext:value-type="float">
            <text:p>81.33</text:p>
          </table:table-cell>
          <table:table-cell table:style-name="ce3" table:formula="of:=ROUND(AVERAGE([.D280:.D284]);2)" office:value-type="float" office:value="75.01" calcext:value-type="float">
            <text:p>75.01</text:p>
          </table:table-cell>
          <table:table-cell table:style-name="ce3" table:formula="of:=ROUND(AVERAGE([.E280:.E284]);2)" office:value-type="float" office:value="66.92" calcext:value-type="float">
            <text:p>66.92</text:p>
          </table:table-cell>
          <table:table-cell table:style-name="ce3" table:formula="of:=ROUND(AVERAGE([.F280:.F284]);2)" office:value-type="float" office:value="50.74" calcext:value-type="float">
            <text:p>50.74</text:p>
          </table:table-cell>
          <table:table-cell table:style-name="ce3" table:formula="of:=ROUND(AVERAGE([.G280:.G284]);2)" office:value-type="float" office:value="35.11" calcext:value-type="float">
            <text:p>35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80:.B284]);2)" office:value-type="float" office:value="7.75" calcext:value-type="float">
            <text:p>7.75</text:p>
          </table:table-cell>
          <table:table-cell table:formula="of:=ROUND(STDEV([.C280:.C284]);2)" office:value-type="float" office:value="0.22" calcext:value-type="float">
            <text:p>0.22</text:p>
          </table:table-cell>
          <table:table-cell table:formula="of:=ROUND(STDEV([.D280:.D284]);2)" office:value-type="float" office:value="0.23" calcext:value-type="float">
            <text:p>0.23</text:p>
          </table:table-cell>
          <table:table-cell table:formula="of:=ROUND(STDEV([.E280:.E284]);2)" office:value-type="float" office:value="0.75" calcext:value-type="float">
            <text:p>0.75</text:p>
          </table:table-cell>
          <table:table-cell table:formula="of:=ROUND(STDEV([.F280:.F284]);2)" office:value-type="float" office:value="1.75" calcext:value-type="float">
            <text:p>1.75</text:p>
          </table:table-cell>
          <table:table-cell table:formula="of:=ROUND(STDEV([.G280:.G284]);2)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79.07" calcext:value-type="float">
            <text:p>79.07</text:p>
          </table:table-cell>
          <table:table-cell office:value-type="float" office:value="74.1" calcext:value-type="float">
            <text:p>74.1</text:p>
          </table:table-cell>
          <table:table-cell office:value-type="float" office:value="68.37" calcext:value-type="float">
            <text:p>68.37</text:p>
          </table:table-cell>
          <table:table-cell office:value-type="float" office:value="56.36" calcext:value-type="float">
            <text:p>56.36</text:p>
          </table:table-cell>
          <table:table-cell office:value-type="float" office:value="43.22" calcext:value-type="float">
            <text:p>43.22</text:p>
          </table:table-cell>
          <table:table-cell office:value-type="float" office:value="68.16" calcext:value-type="float">
            <text:p>68.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79.69" calcext:value-type="float">
            <text:p>79.69</text:p>
          </table:table-cell>
          <table:table-cell office:value-type="float" office:value="74.22" calcext:value-type="float">
            <text:p>74.22</text:p>
          </table:table-cell>
          <table:table-cell office:value-type="float" office:value="67.63" calcext:value-type="float">
            <text:p>67.63</text:p>
          </table:table-cell>
          <table:table-cell office:value-type="float" office:value="53.91" calcext:value-type="float">
            <text:p>53.91</text:p>
          </table:table-cell>
          <table:table-cell office:value-type="float" office:value="39.31" calcext:value-type="float">
            <text:p>39.31</text:p>
          </table:table-cell>
          <table:table-cell office:value-type="float" office:value="67.82" calcext:value-type="float">
            <text:p>67.82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office:value-type="float" office:value="78.97" calcext:value-type="float">
            <text:p>78.97</text:p>
          </table:table-cell>
          <table:table-cell office:value-type="float" office:value="74.74" calcext:value-type="float">
            <text:p>74.74</text:p>
          </table:table-cell>
          <table:table-cell office:value-type="float" office:value="69.71" calcext:value-type="float">
            <text:p>69.71</text:p>
          </table:table-cell>
          <table:table-cell office:value-type="float" office:value="59.59" calcext:value-type="float">
            <text:p>59.59</text:p>
          </table:table-cell>
          <table:table-cell office:value-type="float" office:value="47.77" calcext:value-type="float">
            <text:p>47.77</text:p>
          </table:table-cell>
          <table:table-cell office:value-type="float" office:value="69.36" calcext:value-type="float">
            <text:p>69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78.98" calcext:value-type="float">
            <text:p>78.98</text:p>
          </table:table-cell>
          <table:table-cell office:value-type="float" office:value="74.02" calcext:value-type="float">
            <text:p>74.02</text:p>
          </table:table-cell>
          <table:table-cell office:value-type="float" office:value="68.27" calcext:value-type="float">
            <text:p>68.27</text:p>
          </table:table-cell>
          <table:table-cell office:value-type="float" office:value="56.21" calcext:value-type="float">
            <text:p>56.21</text:p>
          </table:table-cell>
          <table:table-cell office:value-type="float" office:value="42.46" calcext:value-type="float">
            <text:p>42.46</text:p>
          </table:table-cell>
          <table:table-cell office:value-type="float" office:value="68.52" calcext:value-type="float">
            <text:p>68.52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34" calcext:value-type="float">
            <text:p>74.34</text:p>
          </table:table-cell>
          <table:table-cell office:value-type="float" office:value="68.16" calcext:value-type="float">
            <text:p>68.16</text:p>
          </table:table-cell>
          <table:table-cell office:value-type="float" office:value="56.13" calcext:value-type="float">
            <text:p>56.13</text:p>
          </table:table-cell>
          <table:table-cell office:value-type="float" office:value="42.61" calcext:value-type="float">
            <text:p>42.61</text:p>
          </table:table-cell>
          <table:table-cell office:value-type="float" office:value="68.17" calcext:value-type="float">
            <text:p>68.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93:.B297]);2)" office:value-type="float" office:value="1387" calcext:value-type="float">
            <text:p>1387</text:p>
          </table:table-cell>
          <table:table-cell table:style-name="ce3" table:formula="of:=ROUND(AVERAGE([.C293:.C297]);2)" office:value-type="float" office:value="79.2" calcext:value-type="float">
            <text:p>79.2</text:p>
          </table:table-cell>
          <table:table-cell table:style-name="ce3" table:formula="of:=ROUND(AVERAGE([.D293:.D297]);2)" office:value-type="float" office:value="74.28" calcext:value-type="float">
            <text:p>74.28</text:p>
          </table:table-cell>
          <table:table-cell table:style-name="ce3" table:formula="of:=ROUND(AVERAGE([.E293:.E297]);2)" office:value-type="float" office:value="68.43" calcext:value-type="float">
            <text:p>68.43</text:p>
          </table:table-cell>
          <table:table-cell table:style-name="ce3" table:formula="of:=ROUND(AVERAGE([.F293:.F297]);2)" office:value-type="float" office:value="56.44" calcext:value-type="float">
            <text:p>56.44</text:p>
          </table:table-cell>
          <table:table-cell table:style-name="ce3" table:formula="of:=ROUND(AVERAGE([.G293:.G297]);2)" office:value-type="float" office:value="43.07" calcext:value-type="float">
            <text:p>43.07</text:p>
          </table:table-cell>
          <table:table-cell table:style-name="ce3" table:formula="of:=ROUND(AVERAGE([.H293:.H297]);2)" office:value-type="float" office:value="68.41" calcext:value-type="float">
            <text:p>68.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93:.B297]);2)" office:value-type="float" office:value="5.52" calcext:value-type="float">
            <text:p>5.52</text:p>
          </table:table-cell>
          <table:table-cell table:formula="of:=ROUND(STDEV([.C293:.C297]);2)" office:value-type="float" office:value="0.3" calcext:value-type="float">
            <text:p>0.3</text:p>
          </table:table-cell>
          <table:table-cell table:formula="of:=ROUND(STDEV([.D293:.D297]);2)" office:value-type="float" office:value="0.28" calcext:value-type="float">
            <text:p>0.28</text:p>
          </table:table-cell>
          <table:table-cell table:formula="of:=ROUND(STDEV([.E293:.E297]);2)" office:value-type="float" office:value="0.77" calcext:value-type="float">
            <text:p>0.77</text:p>
          </table:table-cell>
          <table:table-cell table:formula="of:=ROUND(STDEV([.F293:.F297]);2)" office:value-type="float" office:value="2.03" calcext:value-type="float">
            <text:p>2.03</text:p>
          </table:table-cell>
          <table:table-cell table:formula="of:=ROUND(STDEV([.G293:.G297]);2)" office:value-type="float" office:value="3.03" calcext:value-type="float">
            <text:p>3.03</text:p>
          </table:table-cell>
          <table:table-cell table:formula="of:=ROUND(STDEV([.H293:.H297]);2)" office:value-type="float" office:value="0.59" calcext:value-type="float">
            <text:p>0.59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0" calcext:value-type="float">
            <text:p>-10</text:p>
          </table:table-cell>
          <table:table-cell office:value-type="float" office:value="1006" calcext:value-type="float">
            <text:p>1006</text:p>
          </table:table-cell>
          <table:table-cell office:value-type="float" office:value="73" calcext:value-type="float">
            <text:p>73</text:p>
          </table:table-cell>
          <table:table-cell office:value-type="float" office:value="71.09" calcext:value-type="float">
            <text:p>71.09</text:p>
          </table:table-cell>
          <table:table-cell office:value-type="float" office:value="69.13" calcext:value-type="float">
            <text:p>69.13</text:p>
          </table:table-cell>
          <table:table-cell office:value-type="float" office:value="64.49" calcext:value-type="float">
            <text:p>64.49</text:p>
          </table:table-cell>
          <table:table-cell office:value-type="float" office:value="58.01" calcext:value-type="float">
            <text:p>58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9" calcext:value-type="float">
            <text:p>-9</text:p>
          </table:table-cell>
          <table:table-cell office:value-type="float" office:value="1117" calcext:value-type="float">
            <text:p>1117</text:p>
          </table:table-cell>
          <table:table-cell office:value-type="float" office:value="74.24" calcext:value-type="float">
            <text:p>74.24</text:p>
          </table:table-cell>
          <table:table-cell office:value-type="float" office:value="72.27" calcext:value-type="float">
            <text:p>72.27</text:p>
          </table:table-cell>
          <table:table-cell office:value-type="float" office:value="69.43" calcext:value-type="float">
            <text:p>69.43</text:p>
          </table:table-cell>
          <table:table-cell office:value-type="float" office:value="63.44" calcext:value-type="float">
            <text:p>63.44</text:p>
          </table:table-cell>
          <table:table-cell office:value-type="float" office:value="56.11" calcext:value-type="float">
            <text:p>56.1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8" calcext:value-type="float">
            <text:p>-8</text:p>
          </table:table-cell>
          <table:table-cell office:value-type="float" office:value="930" calcext:value-type="float">
            <text:p>930</text:p>
          </table:table-cell>
          <table:table-cell office:value-type="float" office:value="74.75" calcext:value-type="float">
            <text:p>74.75</text:p>
          </table:table-cell>
          <table:table-cell office:value-type="float" office:value="72.61" calcext:value-type="float">
            <text:p>72.61</text:p>
          </table:table-cell>
          <table:table-cell office:value-type="float" office:value="69.76" calcext:value-type="float">
            <text:p>69.76</text:p>
          </table:table-cell>
          <table:table-cell office:value-type="float" office:value="63.68" calcext:value-type="float">
            <text:p>63.68</text:p>
          </table:table-cell>
          <table:table-cell office:value-type="float" office:value="56.42" calcext:value-type="float">
            <text:p>56.42</text:p>
          </table:table-cell>
          <table:table-cell table:number-columns-repeated="1017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office:value-type="float" office:value="1112" calcext:value-type="float">
            <text:p>1112</text:p>
          </table:table-cell>
          <table:table-cell office:value-type="float" office:value="75" calcext:value-type="float">
            <text:p>75</text:p>
          </table:table-cell>
          <table:table-cell office:value-type="float" office:value="72.65" calcext:value-type="float">
            <text:p>72.65</text:p>
          </table:table-cell>
          <table:table-cell office:value-type="float" office:value="69.69" calcext:value-type="float">
            <text:p>69.69</text:p>
          </table:table-cell>
          <table:table-cell office:value-type="float" office:value="63.2" calcext:value-type="float">
            <text:p>63.2</text:p>
          </table:table-cell>
          <table:table-cell office:value-type="float" office:value="55.49" calcext:value-type="float">
            <text:p>55.49</text:p>
          </table:table-cell>
          <table:table-cell table:number-columns-repeated="1017"/>
        </table:table-row>
        <table:table-row table:style-name="ro1">
          <table:table-cell table:style-name="Default" office:value-type="float" office:value="-6" calcext:value-type="float">
            <text:p>-6</text:p>
          </table:table-cell>
          <table:table-cell office:value-type="float" office:value="1015" calcext:value-type="float">
            <text:p>1015</text:p>
          </table:table-cell>
          <table:table-cell office:value-type="float" office:value="74.52" calcext:value-type="float">
            <text:p>74.52</text:p>
          </table:table-cell>
          <table:table-cell office:value-type="float" office:value="72.53" calcext:value-type="float">
            <text:p>72.53</text:p>
          </table:table-cell>
          <table:table-cell office:value-type="float" office:value="69.72" calcext:value-type="float">
            <text:p>69.72</text:p>
          </table:table-cell>
          <table:table-cell office:value-type="float" office:value="63.51" calcext:value-type="float">
            <text:p>63.51</text:p>
          </table:table-cell>
          <table:table-cell office:value-type="float" office:value="56.14" calcext:value-type="float">
            <text:p>56.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307:.B311]);2)" office:value-type="float" office:value="1036" calcext:value-type="float">
            <text:p>1036</text:p>
          </table:table-cell>
          <table:table-cell table:style-name="ce3" table:formula="of:=ROUND(AVERAGE([.C307:.C311]);2)" office:value-type="float" office:value="74.3" calcext:value-type="float">
            <text:p>74.3</text:p>
          </table:table-cell>
          <table:table-cell table:style-name="ce3" table:formula="of:=ROUND(AVERAGE([.D307:.D311]);2)" office:value-type="float" office:value="72.23" calcext:value-type="float">
            <text:p>72.23</text:p>
          </table:table-cell>
          <table:table-cell table:style-name="ce3" table:formula="of:=ROUND(AVERAGE([.E307:.E311]);2)" office:value-type="float" office:value="69.55" calcext:value-type="float">
            <text:p>69.55</text:p>
          </table:table-cell>
          <table:table-cell table:style-name="ce3" table:formula="of:=ROUND(AVERAGE([.F307:.F311]);2)" office:value-type="float" office:value="63.66" calcext:value-type="float">
            <text:p>63.66</text:p>
          </table:table-cell>
          <table:table-cell table:style-name="ce3" table:formula="of:=ROUND(AVERAGE([.G307:.G311]);2)" office:value-type="float" office:value="56.43" calcext:value-type="float">
            <text:p>56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07:.B311]);2)" office:value-type="float" office:value="78.92" calcext:value-type="float">
            <text:p>78.92</text:p>
          </table:table-cell>
          <table:table-cell table:formula="of:=ROUND(STDEV([.C307:.C311]);2)" office:value-type="float" office:value="0.78" calcext:value-type="float">
            <text:p>0.78</text:p>
          </table:table-cell>
          <table:table-cell table:formula="of:=ROUND(STDEV([.D307:.D311]);2)" office:value-type="float" office:value="0.65" calcext:value-type="float">
            <text:p>0.65</text:p>
          </table:table-cell>
          <table:table-cell table:formula="of:=ROUND(STDEV([.E307:.E311]);2)" office:value-type="float" office:value="0.27" calcext:value-type="float">
            <text:p>0.27</text:p>
          </table:table-cell>
          <table:table-cell table:formula="of:=ROUND(STDEV([.F307:.F311]);2)" office:value-type="float" office:value="0.49" calcext:value-type="float">
            <text:p>0.49</text:p>
          </table:table-cell>
          <table:table-cell table:formula="of:=ROUND(STDEV([.G307:.G311]);2)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7.77" calcext:value-type="float">
            <text:p>87.77</text:p>
          </table:table-cell>
          <table:table-cell office:value-type="float" office:value="79.95" calcext:value-type="float">
            <text:p>79.95</text:p>
          </table:table-cell>
          <table:table-cell office:value-type="float" office:value="68.83" calcext:value-type="float">
            <text:p>68.83</text:p>
          </table:table-cell>
          <table:table-cell office:value-type="float" office:value="45.85" calcext:value-type="float">
            <text:p>45.85</text:p>
          </table:table-cell>
          <table:table-cell office:value-type="float" office:value="25.69" calcext:value-type="float">
            <text:p>25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7.68" calcext:value-type="float">
            <text:p>87.68</text:p>
          </table:table-cell>
          <table:table-cell office:value-type="float" office:value="80.17" calcext:value-type="float">
            <text:p>80.17</text:p>
          </table:table-cell>
          <table:table-cell office:value-type="float" office:value="68.5" calcext:value-type="float">
            <text:p>68.5</text:p>
          </table:table-cell>
          <table:table-cell office:value-type="float" office:value="44.65" calcext:value-type="float">
            <text:p>44.65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87.87" calcext:value-type="float">
            <text:p>87.87</text:p>
          </table:table-cell>
          <table:table-cell office:value-type="float" office:value="80.09" calcext:value-type="float">
            <text:p>80.09</text:p>
          </table:table-cell>
          <table:table-cell office:value-type="float" office:value="69.04" calcext:value-type="float">
            <text:p>69.04</text:p>
          </table:table-cell>
          <table:table-cell office:value-type="float" office:value="44.76" calcext:value-type="float">
            <text:p>44.76</text:p>
          </table:table-cell>
          <table:table-cell office:value-type="float" office:value="24.04" calcext:value-type="float">
            <text:p>24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55" calcext:value-type="float">
            <text:p>80.55</text:p>
          </table:table-cell>
          <table:table-cell office:value-type="float" office:value="69.77" calcext:value-type="float">
            <text:p>69.77</text:p>
          </table:table-cell>
          <table:table-cell office:value-type="float" office:value="45.54" calcext:value-type="float">
            <text:p>45.54</text:p>
          </table:table-cell>
          <table:table-cell office:value-type="float" office:value="24.13" calcext:value-type="float">
            <text:p>2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88.19" calcext:value-type="float">
            <text:p>88.19</text:p>
          </table:table-cell>
          <table:table-cell office:value-type="float" office:value="80.54" calcext:value-type="float">
            <text:p>80.54</text:p>
          </table:table-cell>
          <table:table-cell office:value-type="float" office:value="68.83" calcext:value-type="float">
            <text:p>6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20:.B324]);2)" office:value-type="float" office:value="832.2" calcext:value-type="float">
            <text:p>832.2</text:p>
          </table:table-cell>
          <table:table-cell table:style-name="ce14" table:formula="of:=ROUND(AVERAGE([.C320:.C324]);2)" office:value-type="float" office:value="87.93" calcext:value-type="float">
            <text:p>87.93</text:p>
          </table:table-cell>
          <table:table-cell table:style-name="ce14" table:formula="of:=ROUND(AVERAGE([.D320:.D324]);2)" office:value-type="float" office:value="80.26" calcext:value-type="float">
            <text:p>80.26</text:p>
          </table:table-cell>
          <table:table-cell table:style-name="ce14" table:formula="of:=ROUND(AVERAGE([.E320:.E324]);2)" office:value-type="float" office:value="68.99" calcext:value-type="float">
            <text:p>68.99</text:p>
          </table:table-cell>
          <table:table-cell table:style-name="ce14" table:formula="of:=ROUND(AVERAGE([.F320:.F324]);2)" office:value-type="float" office:value="45.42" calcext:value-type="float">
            <text:p>45.42</text:p>
          </table:table-cell>
          <table:table-cell table:style-name="ce14" table:formula="of:=ROUND(AVERAGE([.G320:.G324]);2)"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20:.B324]);2)" office:value-type="float" office:value="11.69" calcext:value-type="float">
            <text:p>11.69</text:p>
          </table:table-cell>
          <table:table-cell table:formula="of:=ROUND(STDEV([.C320:.C324]);2)" office:value-type="float" office:value="0.22" calcext:value-type="float">
            <text:p>0.22</text:p>
          </table:table-cell>
          <table:table-cell table:formula="of:=ROUND(STDEV([.D320:.D324]);2)" office:value-type="float" office:value="0.27" calcext:value-type="float">
            <text:p>0.27</text:p>
          </table:table-cell>
          <table:table-cell table:formula="of:=ROUND(STDEV([.E320:.E324]);2)" office:value-type="float" office:value="0.47" calcext:value-type="float">
            <text:p>0.47</text:p>
          </table:table-cell>
          <table:table-cell table:formula="of:=ROUND(STDEV([.F320:.F324]);2)" office:value-type="float" office:value="0.7" calcext:value-type="float">
            <text:p>0.7</text:p>
          </table:table-cell>
          <table:table-cell table:formula="of:=ROUND(STDEV([.G320:.G324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83.95" calcext:value-type="float">
            <text:p>83.95</text:p>
          </table:table-cell>
          <table:table-cell office:value-type="float" office:value="82.64" calcext:value-type="float">
            <text:p>82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7.84" calcext:value-type="float">
            <text:p>77.84</text:p>
          </table:table-cell>
          <table:table-cell office:value-type="float" office:value="70.94" calcext:value-type="float">
            <text:p>70.94</text:p>
          </table:table-cell>
          <table:table-cell office:value-type="float" office:value="81.45" calcext:value-type="float">
            <text:p>81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84.11" calcext:value-type="float">
            <text:p>84.11</text:p>
          </table:table-cell>
          <table:table-cell office:value-type="float" office:value="82.92" calcext:value-type="float">
            <text:p>82.92</text:p>
          </table:table-cell>
          <table:table-cell office:value-type="float" office:value="81.6" calcext:value-type="float">
            <text:p>81.6</text:p>
          </table:table-cell>
          <table:table-cell office:value-type="float" office:value="77.89" calcext:value-type="float">
            <text:p>77.89</text:p>
          </table:table-cell>
          <table:table-cell office:value-type="float" office:value="70.16" calcext:value-type="float">
            <text:p>70.16</text:p>
          </table:table-cell>
          <table:table-cell office:value-type="float" office:value="81.77" calcext:value-type="float">
            <text:p>81.7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6" calcext:value-type="float">
            <text:p>82.66</text:p>
          </table:table-cell>
          <table:table-cell office:value-type="float" office:value="81.17" calcext:value-type="float">
            <text:p>81.17</text:p>
          </table:table-cell>
          <table:table-cell office:value-type="float" office:value="77.72" calcext:value-type="float">
            <text:p>77.72</text:p>
          </table:table-cell>
          <table:table-cell office:value-type="float" office:value="69.93" calcext:value-type="float">
            <text:p>69.93</text:p>
          </table:table-cell>
          <table:table-cell office:value-type="float" office:value="81.36" calcext:value-type="float">
            <text:p>81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84.23" calcext:value-type="float">
            <text:p>84.23</text:p>
          </table:table-cell>
          <table:table-cell office:value-type="float" office:value="83.1" calcext:value-type="float">
            <text:p>83.1</text:p>
          </table:table-cell>
          <table:table-cell office:value-type="float" office:value="81.68" calcext:value-type="float">
            <text:p>81.68</text:p>
          </table:table-cell>
          <table:table-cell office:value-type="float" office:value="78.28" calcext:value-type="float">
            <text:p>78.28</text:p>
          </table:table-cell>
          <table:table-cell office:value-type="float" office:value="70.6" calcext:value-type="float">
            <text:p>70.6</text:p>
          </table:table-cell>
          <table:table-cell office:value-type="float" office:value="82.04" calcext:value-type="float">
            <text:p>82.04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84.33" calcext:value-type="float">
            <text:p>84.33</text:p>
          </table:table-cell>
          <table:table-cell office:value-type="float" office:value="83.04" calcext:value-type="float">
            <text:p>83.04</text:p>
          </table:table-cell>
          <table:table-cell office:value-type="float" office:value="81.56" calcext:value-type="float">
            <text:p>81.56</text:p>
          </table:table-cell>
          <table:table-cell office:value-type="float" office:value="78.54" calcext:value-type="float">
            <text:p>78.54</text:p>
          </table:table-cell>
          <table:table-cell office:value-type="float" office:value="72.33" calcext:value-type="float">
            <text:p>72.33</text:p>
          </table:table-cell>
          <table:table-cell office:value-type="float" office:value="81.73" calcext:value-type="float">
            <text:p>81.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33:.B337]);2)" office:value-type="float" office:value="1416.2" calcext:value-type="float">
            <text:p>1416.2</text:p>
          </table:table-cell>
          <table:table-cell table:style-name="ce14" table:formula="of:=ROUND(AVERAGE([.C333:.C337]);2)" office:value-type="float" office:value="84.13" calcext:value-type="float">
            <text:p>84.13</text:p>
          </table:table-cell>
          <table:table-cell table:style-name="ce14" table:formula="of:=ROUND(AVERAGE([.D333:.D337]);2)" office:value-type="float" office:value="82.87" calcext:value-type="float">
            <text:p>82.87</text:p>
          </table:table-cell>
          <table:table-cell table:style-name="ce14" table:formula="of:=ROUND(AVERAGE([.E333:.E337]);2)" office:value-type="float" office:value="81.45" calcext:value-type="float">
            <text:p>81.45</text:p>
          </table:table-cell>
          <table:table-cell table:style-name="ce14" table:formula="of:=ROUND(AVERAGE([.F333:.F337]);2)" office:value-type="float" office:value="78.05" calcext:value-type="float">
            <text:p>78.05</text:p>
          </table:table-cell>
          <table:table-cell table:style-name="ce14" table:formula="of:=ROUND(AVERAGE([.G333:.G337]);2)" office:value-type="float" office:value="70.79" calcext:value-type="float">
            <text:p>70.79</text:p>
          </table:table-cell>
          <table:table-cell table:style-name="ce14" table:formula="of:=ROUND(AVERAGE([.H333:.H337]);2)" office:value-type="float" office:value="81.67" calcext:value-type="float">
            <text:p>81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33:.B337]);2)" office:value-type="float" office:value="12.36" calcext:value-type="float">
            <text:p>12.36</text:p>
          </table:table-cell>
          <table:table-cell table:formula="of:=ROUND(STDEV([.C333:.C337]);2)" office:value-type="float" office:value="0.15" calcext:value-type="float">
            <text:p>0.15</text:p>
          </table:table-cell>
          <table:table-cell table:formula="of:=ROUND(STDEV([.D333:.D337]);2)" office:value-type="float" office:value="0.21" calcext:value-type="float">
            <text:p>0.21</text:p>
          </table:table-cell>
          <table:table-cell table:formula="of:=ROUND(STDEV([.E333:.E337]);2)" office:value-type="float" office:value="0.22" calcext:value-type="float">
            <text:p>0.22</text:p>
          </table:table-cell>
          <table:table-cell table:formula="of:=ROUND(STDEV([.F333:.F337]);2)" office:value-type="float" office:value="0.34" calcext:value-type="float">
            <text:p>0.34</text:p>
          </table:table-cell>
          <table:table-cell table:formula="of:=ROUND(STDEV([.G333:.G337]);2)" office:value-type="float" office:value="0.94" calcext:value-type="float">
            <text:p>0.94</text:p>
          </table:table-cell>
          <table:table-cell table:formula="of:=ROUND(STDEV([.H333:.H337]);2)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PGD, .01, 10</text:p>
          </table:table-cell>
          <table:table-cell table:style-name="ce12" office:value-type="string" calcext:value-type="string">
            <text:p>(1-lbd)*x+lbd*(x+ep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8/255 li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4322" calcext:value-type="float">
            <text:p>4322</text:p>
          </table:table-cell>
          <table:table-cell office:value-type="float" office:value="83.24" calcext:value-type="float">
            <text:p>83.24</text:p>
          </table:table-cell>
          <table:table-cell office:value-type="float" office:value="80.27" calcext:value-type="float">
            <text:p>80.27</text:p>
          </table:table-cell>
          <table:table-cell office:value-type="float" office:value="76.64" calcext:value-type="float">
            <text:p>76.64</text:p>
          </table:table-cell>
          <table:table-cell office:value-type="float" office:value="67.27" calcext:value-type="float">
            <text:p>67.27</text:p>
          </table:table-cell>
          <table:table-cell office:value-type="float" office:value="53.7" calcext:value-type="float">
            <text:p>53.7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office:value-type="float" office:value="82.69" calcext:value-type="float">
            <text:p>82.69</text:p>
          </table:table-cell>
          <table:table-cell office:value-type="float" office:value="79.62" calcext:value-type="float">
            <text:p>79.62</text:p>
          </table:table-cell>
          <table:table-cell office:value-type="float" office:value="75.53" calcext:value-type="float">
            <text:p>75.53</text:p>
          </table:table-cell>
          <table:table-cell office:value-type="float" office:value="66.3" calcext:value-type="float">
            <text:p>66.3</text:p>
          </table:table-cell>
          <table:table-cell office:value-type="float" office:value="54.08" calcext:value-type="float">
            <text:p>5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425" calcext:value-type="float">
            <text:p>4425</text:p>
          </table:table-cell>
          <table:table-cell office:value-type="float" office:value="82.89" calcext:value-type="float">
            <text:p>82.89</text:p>
          </table:table-cell>
          <table:table-cell office:value-type="float" office:value="79.69" calcext:value-type="float">
            <text:p>79.69</text:p>
          </table:table-cell>
          <table:table-cell office:value-type="float" office:value="75.97" calcext:value-type="float">
            <text:p>75.97</text:p>
          </table:table-cell>
          <table:table-cell office:value-type="float" office:value="66.26" calcext:value-type="float">
            <text:p>66.26</text:p>
          </table:table-cell>
          <table:table-cell office:value-type="float" office:value="51.66" calcext:value-type="float">
            <text:p>51.66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4671" calcext:value-type="float">
            <text:p>4671</text:p>
          </table:table-cell>
          <table:table-cell office:value-type="float" office:value="83.25" calcext:value-type="float">
            <text:p>83.25</text:p>
          </table:table-cell>
          <table:table-cell office:value-type="float" office:value="80.34" calcext:value-type="float">
            <text:p>80.34</text:p>
          </table:table-cell>
          <table:table-cell office:value-type="float" office:value="76.44" calcext:value-type="float">
            <text:p>76.44</text:p>
          </table:table-cell>
          <table:table-cell office:value-type="float" office:value="65.97" calcext:value-type="float">
            <text:p>65.97</text:p>
          </table:table-cell>
          <table:table-cell office:value-type="float" office:value="51.69" calcext:value-type="float">
            <text:p>51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4799" calcext:value-type="float">
            <text:p>4799</text:p>
          </table:table-cell>
          <table:table-cell office:value-type="float" office:value="82.94" calcext:value-type="float">
            <text:p>82.94</text:p>
          </table:table-cell>
          <table:table-cell office:value-type="float" office:value="80.06" calcext:value-type="float">
            <text:p>80.06</text:p>
          </table:table-cell>
          <table:table-cell office:value-type="float" office:value="76.21" calcext:value-type="float">
            <text:p>76.21</text:p>
          </table:table-cell>
          <table:table-cell office:value-type="float" office:value="67.17" calcext:value-type="float">
            <text:p>67.17</text:p>
          </table:table-cell>
          <table:table-cell office:value-type="float" office:value="54.42" calcext:value-type="float">
            <text:p>54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48:.B352]);2)" office:value-type="float" office:value="4465.8" calcext:value-type="float">
            <text:p>4465.8</text:p>
          </table:table-cell>
          <table:table-cell table:style-name="ce14" table:formula="of:=ROUND(AVERAGE([.C348:.C352]);2)" office:value-type="float" office:value="83" calcext:value-type="float">
            <text:p>83</text:p>
          </table:table-cell>
          <table:table-cell table:style-name="ce14" table:formula="of:=ROUND(AVERAGE([.D348:.D352]);2)" office:value-type="float" office:value="80" calcext:value-type="float">
            <text:p>80</text:p>
          </table:table-cell>
          <table:table-cell table:style-name="ce14" table:formula="of:=ROUND(AVERAGE([.E348:.E352]);2)" office:value-type="float" office:value="76.16" calcext:value-type="float">
            <text:p>76.16</text:p>
          </table:table-cell>
          <table:table-cell table:style-name="ce14" table:formula="of:=ROUND(AVERAGE([.F348:.F352]);2)" office:value-type="float" office:value="66.59" calcext:value-type="float">
            <text:p>66.59</text:p>
          </table:table-cell>
          <table:table-cell table:style-name="ce14" table:formula="of:=ROUND(AVERAGE([.G348:.G352]);2)" office:value-type="float" office:value="53.11" calcext:value-type="float">
            <text:p>53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48:.B352]);2)" office:value-type="float" office:value="274.16" calcext:value-type="float">
            <text:p>274.16</text:p>
          </table:table-cell>
          <table:table-cell table:formula="of:=ROUND(STDEV([.C348:.C352]);2)" office:value-type="float" office:value="0.24" calcext:value-type="float">
            <text:p>0.24</text:p>
          </table:table-cell>
          <table:table-cell table:formula="of:=ROUND(STDEV([.D348:.D352]);2)" office:value-type="float" office:value="0.33" calcext:value-type="float">
            <text:p>0.33</text:p>
          </table:table-cell>
          <table:table-cell table:formula="of:=ROUND(STDEV([.E348:.E352]);2)" office:value-type="float" office:value="0.43" calcext:value-type="float">
            <text:p>0.43</text:p>
          </table:table-cell>
          <table:table-cell table:formula="of:=ROUND(STDEV([.F348:.F352]);2)" office:value-type="float" office:value="0.59" calcext:value-type="float">
            <text:p>0.59</text:p>
          </table:table-cell>
          <table:table-cell table:formula="of:=ROUND(STDEV([.G348:.G352]);2)" office:value-type="float" office:value="1.33" calcext:value-type="float">
            <text:p>1.33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4" calcext:value-type="float">
            <text:p>76.54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4" calcext:value-type="float">
            <text:p>76.44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1" calcext:value-type="float">
            <text:p>76.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361:.B365]);2)" office:value-type="float" office:value="867.6" calcext:value-type="float">
            <text:p>867.6</text:p>
          </table:table-cell>
          <table:table-cell table:style-name="ce13" table:formula="of:=ROUND(AVERAGE([.C361:.C365]);2)" office:value-type="float" office:value="88.35" calcext:value-type="float">
            <text:p>88.35</text:p>
          </table:table-cell>
          <table:table-cell table:style-name="ce13" table:formula="of:=ROUND(AVERAGE([.D361:.D365]);2)" office:value-type="float" office:value="78.93" calcext:value-type="float">
            <text:p>78.93</text:p>
          </table:table-cell>
          <table:table-cell table:style-name="ce13" table:formula="of:=ROUND(AVERAGE([.E361:.E365]);2)" office:value-type="float" office:value="65.19" calcext:value-type="float">
            <text:p>65.19</text:p>
          </table:table-cell>
          <table:table-cell table:style-name="ce13" table:formula="of:=ROUND(AVERAGE([.F361:.F365]);2)" office:value-type="float" office:value="39.92" calcext:value-type="float">
            <text:p>39.92</text:p>
          </table:table-cell>
          <table:table-cell table:style-name="ce13" table:formula="of:=ROUND(AVERAGE([.G361:.G365]);2)" office:value-type="float" office:value="22.23" calcext:value-type="float">
            <text:p>22.23</text:p>
          </table:table-cell>
          <table:table-cell table:style-name="ce13" table:formula="of:=ROUND(AVERAGE([.H361:.H365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61:.B365]);2)" office:value-type="float" office:value="20.83" calcext:value-type="float">
            <text:p>20.83</text:p>
          </table:table-cell>
          <table:table-cell table:formula="of:=ROUND(STDEV([.C361:.C365]);2)" office:value-type="float" office:value="0.2" calcext:value-type="float">
            <text:p>0.2</text:p>
          </table:table-cell>
          <table:table-cell table:formula="of:=ROUND(STDEV([.D361:.D365]);2)" office:value-type="float" office:value="0.41" calcext:value-type="float">
            <text:p>0.41</text:p>
          </table:table-cell>
          <table:table-cell table:formula="of:=ROUND(STDEV([.E361:.E365]);2)" office:value-type="float" office:value="0.3" calcext:value-type="float">
            <text:p>0.3</text:p>
          </table:table-cell>
          <table:table-cell table:formula="of:=ROUND(STDEV([.F361:.F365]);2)" office:value-type="float" office:value="0.79" calcext:value-type="float">
            <text:p>0.79</text:p>
          </table:table-cell>
          <table:table-cell table:formula="of:=ROUND(STDEV([.G361:.G365]);2)" office:value-type="float" office:value="1.17" calcext:value-type="float">
            <text:p>1.17</text:p>
          </table:table-cell>
          <table:table-cell table:formula="of:=ROUND(STDEV([.H361:.H365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9" calcext:value-type="float">
            <text:p>0.9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  <table:table-cell office:value-type="float" office:value="80.56" calcext:value-type="float">
            <text:p>80.56</text:p>
          </table:table-cell>
          <table:table-cell office:value-type="float" office:value="75.88" calcext:value-type="float">
            <text:p>75.88</text:p>
          </table:table-cell>
          <table:table-cell office:value-type="float" office:value="70.36" calcext:value-type="float">
            <text:p>70.36</text:p>
          </table:table-cell>
          <table:table-cell office:value-type="float" office:value="58.69" calcext:value-type="float">
            <text:p>58.69</text:p>
          </table:table-cell>
          <table:table-cell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19" calcext:value-type="float">
            <text:p>75.19</text:p>
          </table:table-cell>
          <table:table-cell office:value-type="float" office:value="69.25" calcext:value-type="float">
            <text:p>69.25</text:p>
          </table:table-cell>
          <table:table-cell office:value-type="float" office:value="57.04" calcext:value-type="float">
            <text:p>57.04</text:p>
          </table:table-cell>
          <table:table-cell office:value-type="float" office:value="43.79" calcext:value-type="float">
            <text:p>43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80.39" calcext:value-type="float">
            <text:p>80.39</text:p>
          </table:table-cell>
          <table:table-cell office:value-type="float" office:value="75.41" calcext:value-type="float">
            <text:p>75.41</text:p>
          </table:table-cell>
          <table:table-cell office:value-type="float" office:value="69.92" calcext:value-type="float">
            <text:p>69.92</text:p>
          </table:table-cell>
          <table:table-cell office:value-type="float" office:value="58.17" calcext:value-type="float">
            <text:p>58.17</text:p>
          </table:table-cell>
          <table:table-cell office:value-type="float" office:value="45.87" calcext:value-type="float">
            <text:p>45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office:value-type="float" office:value="80.8" calcext:value-type="float">
            <text:p>80.8</text:p>
          </table:table-cell>
          <table:table-cell office:value-type="float" office:value="75.68" calcext:value-type="float">
            <text:p>75.68</text:p>
          </table:table-cell>
          <table:table-cell office:value-type="float" office:value="69.17" calcext:value-type="float">
            <text:p>69.17</text:p>
          </table:table-cell>
          <table:table-cell office:value-type="float" office:value="56.73" calcext:value-type="float">
            <text:p>56.73</text:p>
          </table:table-cell>
          <table:table-cell office:value-type="float" office:value="43.92" calcext:value-type="float">
            <text:p>43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80.53" calcext:value-type="float">
            <text:p>80.53</text:p>
          </table:table-cell>
          <table:table-cell office:value-type="float" office:value="75.58" calcext:value-type="float">
            <text:p>75.58</text:p>
          </table:table-cell>
          <table:table-cell office:value-type="float" office:value="70.15" calcext:value-type="float">
            <text:p>70.15</text:p>
          </table:table-cell>
          <table:table-cell office:value-type="float" office:value="59.02" calcext:value-type="float">
            <text:p>59.02</text:p>
          </table:table-cell>
          <table:table-cell office:value-type="float" office:value="46.45" calcext:value-type="float">
            <text:p>46.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374:.B378]);2)" office:value-type="float" office:value="1036" calcext:value-type="float">
            <text:p>1036</text:p>
          </table:table-cell>
          <table:table-cell table:style-name="ce13" table:formula="of:=ROUND(AVERAGE([.C374:.C378]);2)" office:value-type="float" office:value="80.53" calcext:value-type="float">
            <text:p>80.53</text:p>
          </table:table-cell>
          <table:table-cell table:style-name="ce13" table:formula="of:=ROUND(AVERAGE([.D374:.D378]);2)" office:value-type="float" office:value="75.55" calcext:value-type="float">
            <text:p>75.55</text:p>
          </table:table-cell>
          <table:table-cell table:style-name="ce13" table:formula="of:=ROUND(AVERAGE([.E374:.E378]);2)" office:value-type="float" office:value="69.77" calcext:value-type="float">
            <text:p>69.77</text:p>
          </table:table-cell>
          <table:table-cell table:style-name="ce13" table:formula="of:=ROUND(AVERAGE([.F374:.F378]);2)" office:value-type="float" office:value="57.93" calcext:value-type="float">
            <text:p>57.93</text:p>
          </table:table-cell>
          <table:table-cell table:style-name="ce13" table:formula="of:=ROUND(AVERAGE([.G374:.G378]);2)" office:value-type="float" office:value="45.53" calcext:value-type="float">
            <text:p>4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74:.B378]);2)" office:value-type="float" office:value="15.92" calcext:value-type="float">
            <text:p>15.92</text:p>
          </table:table-cell>
          <table:table-cell table:formula="of:=ROUND(STDEV([.C374:.C378]);2)" office:value-type="float" office:value="0.18" calcext:value-type="float">
            <text:p>0.18</text:p>
          </table:table-cell>
          <table:table-cell table:formula="of:=ROUND(STDEV([.D374:.D378]);2)" office:value-type="float" office:value="0.26" calcext:value-type="float">
            <text:p>0.26</text:p>
          </table:table-cell>
          <table:table-cell table:formula="of:=ROUND(STDEV([.E374:.E378]);2)" office:value-type="float" office:value="0.54" calcext:value-type="float">
            <text:p>0.54</text:p>
          </table:table-cell>
          <table:table-cell table:formula="of:=ROUND(STDEV([.F374:.F378]);2)" office:value-type="float" office:value="1.01" calcext:value-type="float">
            <text:p>1.01</text:p>
          </table:table-cell>
          <table:table-cell table:formula="of:=ROUND(STDEV([.G374:.G378]);2)" office:value-type="float" office:value="1.65" calcext:value-type="float">
            <text:p>1.65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81.09" calcext:value-type="float">
            <text:p>81.09</text:p>
          </table:table-cell>
          <table:table-cell office:value-type="float" office:value="79.16" calcext:value-type="float">
            <text:p>79.16</text:p>
          </table:table-cell>
          <table:table-cell office:value-type="float" office:value="76.31" calcext:value-type="float">
            <text:p>76.31</text:p>
          </table:table-cell>
          <table:table-cell office:value-type="float" office:value="70.66" calcext:value-type="float">
            <text:p>70.66</text:p>
          </table:table-cell>
          <table:table-cell office:value-type="float" office:value="64.16" calcext:value-type="float">
            <text:p>64.16</text:p>
          </table:table-cell>
          <table:table-cell office:value-type="float" office:value="61.4" calcext:value-type="float">
            <text:p>61.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81.25" calcext:value-type="float">
            <text:p>81.25</text:p>
          </table:table-cell>
          <table:table-cell office:value-type="float" office:value="78.69" calcext:value-type="float">
            <text:p>78.69</text:p>
          </table:table-cell>
          <table:table-cell office:value-type="float" office:value="75.55" calcext:value-type="float">
            <text:p>75.55</text:p>
          </table:table-cell>
          <table:table-cell office:value-type="float" office:value="68.99" calcext:value-type="float">
            <text:p>68.99</text:p>
          </table:table-cell>
          <table:table-cell office:value-type="float" office:value="60.82" calcext:value-type="float">
            <text:p>60.82</text:p>
          </table:table-cell>
          <table:table-cell office:value-type="float" office:value="61.55" calcext:value-type="float">
            <text:p>61.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80.35" calcext:value-type="float">
            <text:p>80.35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1.5" calcext:value-type="float">
            <text:p>71.5</text:p>
          </table:table-cell>
          <table:table-cell office:value-type="float" office:value="66.57" calcext:value-type="float">
            <text:p>66.57</text:p>
          </table:table-cell>
          <table:table-cell office:value-type="float" office:value="62.56" calcext:value-type="float">
            <text:p>62.5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80.64" calcext:value-type="float">
            <text:p>80.64</text:p>
          </table:table-cell>
          <table:table-cell office:value-type="float" office:value="78.59" calcext:value-type="float">
            <text:p>78.59</text:p>
          </table:table-cell>
          <table:table-cell office:value-type="float" office:value="76.15" calcext:value-type="float">
            <text:p>76.15</text:p>
          </table:table-cell>
          <table:table-cell office:value-type="float" office:value="70.74" calcext:value-type="float">
            <text:p>70.74</text:p>
          </table:table-cell>
          <table:table-cell office:value-type="float" office:value="64.24" calcext:value-type="float">
            <text:p>64.24</text:p>
          </table:table-cell>
          <table:table-cell office:value-type="float" office:value="61.97" calcext:value-type="float">
            <text:p>61.97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81.84" calcext:value-type="float">
            <text:p>81.84</text:p>
          </table:table-cell>
          <table:table-cell office:value-type="float" office:value="79.06" calcext:value-type="float">
            <text:p>79.06</text:p>
          </table:table-cell>
          <table:table-cell office:value-type="float" office:value="75.83" calcext:value-type="float">
            <text:p>75.83</text:p>
          </table:table-cell>
          <table:table-cell office:value-type="float" office:value="68.95" calcext:value-type="float">
            <text:p>68.95</text:p>
          </table:table-cell>
          <table:table-cell office:value-type="float" office:value="61.42" calcext:value-type="float">
            <text:p>61.42</text:p>
          </table:table-cell>
          <table:table-cell office:value-type="float" office:value="61.08" calcext:value-type="float">
            <text:p>61.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388:.B392]);2)" office:value-type="float" office:value="1048.8" calcext:value-type="float">
            <text:p>1048.8</text:p>
          </table:table-cell>
          <table:table-cell table:style-name="ce22" table:formula="of:=ROUND(AVERAGE([.C388:.C392]);2)" office:value-type="float" office:value="81.03" calcext:value-type="float">
            <text:p>81.03</text:p>
          </table:table-cell>
          <table:table-cell table:style-name="ce22" table:formula="of:=ROUND(AVERAGE([.D388:.D392]);2)" office:value-type="float" office:value="78.8" calcext:value-type="float">
            <text:p>78.8</text:p>
          </table:table-cell>
          <table:table-cell table:style-name="ce22" table:formula="of:=ROUND(AVERAGE([.E388:.E392]);2)" office:value-type="float" office:value="76.01" calcext:value-type="float">
            <text:p>76.01</text:p>
          </table:table-cell>
          <table:table-cell table:style-name="ce22" table:formula="of:=ROUND(AVERAGE([.F388:.F392]);2)" office:value-type="float" office:value="70.17" calcext:value-type="float">
            <text:p>70.17</text:p>
          </table:table-cell>
          <table:table-cell table:style-name="ce22" table:formula="of:=ROUND(AVERAGE([.G388:.G392]);2)" office:value-type="float" office:value="63.44" calcext:value-type="float">
            <text:p>63.44</text:p>
          </table:table-cell>
          <table:table-cell table:style-name="ce22" table:formula="of:=ROUND(AVERAGE([.H388:.H392]);2)" office:value-type="float" office:value="61.71" calcext:value-type="float">
            <text:p>61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88:.B392]);2)" office:value-type="float" office:value="44.8" calcext:value-type="float">
            <text:p>44.8</text:p>
          </table:table-cell>
          <table:table-cell table:formula="of:=ROUND(STDEV([.C388:.C392]);2)" office:value-type="float" office:value="0.58" calcext:value-type="float">
            <text:p>0.58</text:p>
          </table:table-cell>
          <table:table-cell table:formula="of:=ROUND(STDEV([.D388:.D392]);2)" office:value-type="float" office:value="0.29" calcext:value-type="float">
            <text:p>0.29</text:p>
          </table:table-cell>
          <table:table-cell table:formula="of:=ROUND(STDEV([.E388:.E392]);2)" office:value-type="float" office:value="0.31" calcext:value-type="float">
            <text:p>0.31</text:p>
          </table:table-cell>
          <table:table-cell table:formula="of:=ROUND(STDEV([.F388:.F392]);2)" office:value-type="float" office:value="1.14" calcext:value-type="float">
            <text:p>1.14</text:p>
          </table:table-cell>
          <table:table-cell table:formula="of:=ROUND(STDEV([.G388:.G392]);2)" office:value-type="float" office:value="2.34" calcext:value-type="float">
            <text:p>2.34</text:p>
          </table:table-cell>
          <table:table-cell table:formula="of:=ROUND(STDEV([.H388:.H392]);2)" office:value-type="float" office:value="0.57" calcext:value-type="float">
            <text:p>0.5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3:23:40.959166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4-03T15:56:03.373637119</dc:date>
    <meta:editing-duration>P1DT6H53M40S</meta:editing-duration>
    <meta:editing-cycles>175</meta:editing-cycles>
    <meta:document-statistic meta:table-count="1" meta:cell-count="1823" meta:object-count="0"/>
  </office:meta>
</office:document-meta>
</file>